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7mm"/>
    </style:style>
    <style:style style:name="co2" style:family="table-column">
      <style:table-column-properties fo:break-before="auto" style:column-width="21.78mm"/>
    </style:style>
    <style:style style:name="co3" style:family="table-column">
      <style:table-column-properties fo:break-before="auto" style:column-width="44.43mm"/>
    </style:style>
    <style:style style:name="co4" style:family="table-column">
      <style:table-column-properties fo:break-before="auto" style:column-width="19.83mm"/>
    </style:style>
    <style:style style:name="co5" style:family="table-column">
      <style:table-column-properties fo:break-before="auto" style:column-width="17.71mm"/>
    </style:style>
    <style:style style:name="co6" style:family="table-column">
      <style:table-column-properties fo:break-before="auto" style:column-width="25.98mm"/>
    </style:style>
    <style:style style:name="co7" style:family="table-column">
      <style:table-column-properties fo:break-before="auto" style:column-width="22.07mm"/>
    </style:style>
    <style:style style:name="co8" style:family="table-column">
      <style:table-column-properties fo:break-before="auto" style:column-width="23.74mm"/>
    </style:style>
    <style:style style:name="co9" style:family="table-column">
      <style:table-column-properties fo:break-before="auto" style:column-width="34.64mm"/>
    </style:style>
    <style:style style:name="co10" style:family="table-column">
      <style:table-column-properties fo:break-before="auto" style:column-width="17.02mm"/>
    </style:style>
    <style:style style:name="co11" style:family="table-column">
      <style:table-column-properties fo:break-before="auto" style:column-width="18.98mm"/>
    </style:style>
    <style:style style:name="co12" style:family="table-column">
      <style:table-column-properties fo:break-before="auto" style:column-width="19.54mm"/>
    </style:style>
    <style:style style:name="co13" style:family="table-column">
      <style:table-column-properties fo:break-before="auto" style:column-width="16.74mm"/>
    </style:style>
    <style:style style:name="co14" style:family="table-column">
      <style:table-column-properties fo:break-before="auto" style:column-width="38.28mm"/>
    </style:style>
    <style:style style:name="co15" style:family="table-column">
      <style:table-column-properties fo:break-before="auto" style:column-width="27.66mm"/>
    </style:style>
    <style:style style:name="co16" style:family="table-column">
      <style:table-column-properties fo:break-before="auto" style:column-width="33.53mm"/>
    </style:style>
    <style:style style:name="co17" style:family="table-column">
      <style:table-column-properties fo:break-before="auto" style:column-width="40.52mm"/>
    </style:style>
    <style:style style:name="co18" style:family="table-column">
      <style:table-column-properties fo:break-before="auto" style:column-width="10.04mm"/>
    </style:style>
    <style:style style:name="co19" style:family="table-column">
      <style:table-column-properties fo:break-before="auto" style:column-width="9.47mm"/>
    </style:style>
    <style:style style:name="co20" style:family="table-column">
      <style:table-column-properties fo:break-before="auto" style:column-width="9.19mm"/>
    </style:style>
    <style:style style:name="co21" style:family="table-column">
      <style:table-column-properties fo:break-before="auto" style:column-width="17.87mm"/>
    </style:style>
    <style:style style:name="co22" style:family="table-column">
      <style:table-column-properties fo:break-before="auto" style:column-width="21.22mm"/>
    </style:style>
    <style:style style:name="co23" style:family="table-column">
      <style:table-column-properties fo:break-before="auto" style:column-width="20.94mm"/>
    </style:style>
    <style:style style:name="co24" style:family="table-column">
      <style:table-column-properties fo:break-before="auto" style:column-width="4.99mm"/>
    </style:style>
    <style:style style:name="co25" style:family="table-column">
      <style:table-column-properties fo:break-before="auto" style:column-width="16.46mm"/>
    </style:style>
    <style:style style:name="co26" style:family="table-column">
      <style:table-column-properties fo:break-before="auto" style:column-width="24.02mm"/>
    </style:style>
    <style:style style:name="co27" style:family="table-column">
      <style:table-column-properties fo:break-before="auto" style:column-width="20.66mm"/>
    </style:style>
    <style:style style:name="co28" style:family="table-column">
      <style:table-column-properties fo:break-before="auto" style:column-width="22.33mm"/>
    </style:style>
    <style:style style:name="co29" style:family="table-column">
      <style:table-column-properties fo:break-before="auto" style:column-width="20.37mm"/>
    </style:style>
    <style:style style:name="co30" style:family="table-column">
      <style:table-column-properties fo:break-before="auto" style:column-width="27.38mm"/>
    </style:style>
    <style:style style:name="co31" style:family="table-column">
      <style:table-column-properties fo:break-before="auto" style:column-width="30.44mm"/>
    </style:style>
    <style:style style:name="co32" style:family="table-column">
      <style:table-column-properties fo:break-before="auto" style:column-width="25.42mm"/>
    </style:style>
    <style:style style:name="co33" style:family="table-column">
      <style:table-column-properties fo:break-before="auto" style:column-width="13.39mm"/>
    </style:style>
    <style:style style:name="co34" style:family="table-column">
      <style:table-column-properties fo:break-before="auto" style:column-width="39.95mm"/>
    </style:style>
    <style:style style:name="co35" style:family="table-column">
      <style:table-column-properties fo:break-before="auto" style:column-width="28.2mm"/>
    </style:style>
    <style:style style:name="co36" style:family="table-column">
      <style:table-column-properties fo:break-before="auto" style:column-width="32.4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9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5.15mm" fo:break-before="auto" style:use-optimal-row-height="false"/>
    </style:style>
    <style:style style:name="ro10" style:family="table-row">
      <style:table-row-properties style:row-height="8.98mm" fo:break-before="auto" style:use-optimal-row-height="false"/>
    </style:style>
    <style:style style:name="ta1" style:family="table" style:master-page-name="PageStyle_5f_SUMA">
      <style:table-properties table:display="true" style:writing-mode="lr-tb"/>
    </style:style>
    <style:style style:name="ta2" style:family="table" style:master-page-name="PageStyle_5f_ŚREDNIA">
      <style:table-properties table:display="true" style:writing-mode="lr-tb"/>
    </style:style>
    <style:style style:name="ta3" style:family="table" style:master-page-name="PageStyle_5f_MIN">
      <style:table-properties table:display="true" style:writing-mode="lr-tb"/>
    </style:style>
    <style:style style:name="ta4" style:family="table" style:master-page-name="PageStyle_5f_MAX">
      <style:table-properties table:display="true" style:writing-mode="lr-tb"/>
    </style:style>
    <style:style style:name="ta5" style:family="table" style:master-page-name="PageStyle_5f_WYST.NAJCZĘŚCIEJ">
      <style:table-properties table:display="true" style:writing-mode="lr-tb"/>
    </style:style>
    <style:style style:name="ta6" style:family="table" style:master-page-name="PageStyle_5f_ROZWIĄZANIA">
      <style:table-properties table:display="false" style:writing-mode="lr-tb"/>
    </style:style>
    <style:style style:name="ta7" style:family="table" style:master-page-name="PageStyle_5f_Statystyka">
      <style:table-properties table:display="true" style:writing-mode="lr-tb"/>
    </style:style>
    <style:style style:name="ta8" style:family="table" style:master-page-name="PageStyle_5f_OCENY">
      <style:table-properties table:display="true" style:writing-mode="lr-tb"/>
    </style:style>
    <style:style style:name="ta9" style:family="table" style:master-page-name="PageStyle_5f_MNOŻENIE_20_PRZEZ_20_11">
      <style:table-properties table:display="true" style:writing-mode="lr-tb"/>
    </style:style>
    <style:style style:name="ta10" style:family="table" style:master-page-name="PageStyle_5f_Sklepik">
      <style:table-properties table:display="true" style:writing-mode="lr-tb"/>
    </style:style>
    <style:style style:name="ta11" style:family="table" style:master-page-name="PageStyle_5f_Rejestr">
      <style:table-properties table:display="true" style:writing-mode="lr-tb"/>
    </style:style>
    <style:style style:name="ta12" style:family="table" style:master-page-name="PageStyle_5f_Biblioteka">
      <style:table-properties table:display="true" style:writing-mode="lr-tb"/>
    </style:style>
    <style:style style:name="ta13" style:family="table" style:master-page-name="PageStyle_5f_Oferty">
      <style:table-properties table:display="true" style:writing-mode="lr-tb"/>
    </style:style>
    <style:style style:name="ta14" style:family="table" style:master-page-name="PageStyle_5f_Kredy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63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none"/>
    </style:style>
    <style:style style:name="ce4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5" style:family="table-cell" style:parent-style-name="Default" style:data-style-name="N36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6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212121" style:diagonal-bl-tr="none" style:diagonal-tl-br="none" fo:border-left="0.74pt solid #212121" fo:padding="0.71mm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 style:data-style-name="N124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1.76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25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none"/>
    </style:style>
    <style:style style:name="ce12" style:family="table-cell" style:parent-style-name="Default" style:data-style-name="N125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3" style:family="table-cell" style:parent-style-name="Default" style:data-style-name="N125">
      <style:table-cell-properties fo:border-bottom="1.76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36">
      <style:table-cell-properties fo:padding="0.71mm"/>
    </style:style>
    <style:style style:name="ce16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7" style:family="table-cell" style:parent-style-name="Default" style:data-style-name="N125">
      <style:table-cell-properties style:glyph-orientation-vertical="0" fo:background-color="#99ccff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25">
      <style:table-cell-properties fo:padding="0.71mm"/>
    </style:style>
    <style:style style:name="ce2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86" style:family="table-cell" style:parent-style-name="Default" style:data-style-name="N4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0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9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2.49pt double-thin #212121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13" style:family="table-cell" style:parent-style-name="Default" style:data-style-name="N10">
      <style:table-cell-properties style:diagonal-bl-tr="none" style:diagonal-tl-br="none" fo:border="0.74pt solid #212121" fo:padding="0.71mm" style:rotation-align="none"/>
    </style:style>
    <style:style style:name="ce114" style:family="table-cell" style:parent-style-name="Default" style:data-style-name="N125">
      <style:table-cell-properties style:diagonal-bl-tr="none" style:diagonal-tl-br="none" fo:border="0.74pt solid #212121" fo:padding="0.71mm" style:rotation-align="none"/>
    </style:style>
    <style:style style:name="ce115" style:family="table-cell" style:parent-style-name="Default">
      <style:table-cell-properties fo:border-bottom="0.74pt solid #212121" style:diagonal-bl-tr="none" style:diagonal-tl-br="none" fo:border-left="0.74pt solid #212121" fo:padding="0.71mm" fo:border-right="none" style:rotation-align="none" fo:border-top="0.74pt solid #212121"/>
    </style:style>
    <style:style style:name="ce116" style:family="table-cell" style:parent-style-name="Default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117" style:family="table-cell" style:parent-style-name="Default">
      <style:table-cell-properties style:diagonal-bl-tr="none" style:diagonal-tl-br="none" fo:border="2.49pt double-thin #212121" style:border-line-width="0.18mm 0.53mm 0.18mm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18" style:family="table-cell" style:parent-style-name="Default" style:data-style-name="N125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119" style:family="table-cell" style:parent-style-name="Default" style:data-style-name="N125">
      <style:table-cell-properties style:diagonal-bl-tr="none" style:diagonal-tl-br="none" fo:border="2.49pt double-thin #212121" style:border-line-width="0.18mm 0.53mm 0.18mm" fo:padding="0.71mm" style:rotation-align="non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12121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22" style:family="table-cell" style:parent-style-name="Default" style:data-style-name="N36">
      <style:table-cell-properties style:diagonal-bl-tr="none" style:diagonal-tl-br="none" fo:border="0.74pt solid #212121" fo:padding="0.71mm" style:rotation-align="none"/>
    </style:style>
    <style:style style:name="ce123" style:family="table-cell" style:parent-style-name="Default">
      <style:table-cell-properties style:diagonal-bl-tr="none" style:diagonal-tl-br="none" fo:border="none" fo:padding="0.71mm" style:rotation-align="none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25" style:family="table-cell" style:parent-style-name="Default" style:data-style-name="N126">
      <style:table-cell-properties style:diagonal-bl-tr="none" style:diagonal-tl-br="none" fo:border="0.74pt solid #212121" fo:padding="0.71mm" style:rotation-align="none"/>
    </style:style>
    <style:style style:name="ce126" style:family="table-cell" style:parent-style-name="Default" style:data-style-name="N126">
      <style:table-cell-properties style:diagonal-bl-tr="none" style:diagonal-tl-br="none" style:text-align-source="fix" style:repeat-content="false" fo:border="0.74pt solid #212121" fo:padding="0.71mm" style:rotation-align="none"/>
      <style:paragraph-properties fo:text-align="center" fo:margin-left="0mm"/>
    </style:style>
    <style:style style:name="ce127" style:family="table-cell" style:parent-style-name="Default" style:data-style-name="N0">
      <style:table-cell-properties style:diagonal-bl-tr="none" style:diagonal-tl-br="none" fo:border="0.74pt solid #212121" fo:padding="0.71mm" style:rotation-align="none"/>
    </style:style>
    <style:style style:name="ce128" style:family="table-cell" style:parent-style-name="Default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29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0" style:family="table-cell" style:parent-style-name="Default" style:data-style-name="N111">
      <style:table-cell-properties style:diagonal-bl-tr="none" style:diagonal-tl-br="none" fo:border="0.74pt solid #212121" fo:padding="0.71mm" style:rotation-align="none"/>
    </style:style>
    <style:style style:name="ce131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149" style:family="table-cell" style:parent-style-name="Default" style:data-style-name="N4">
      <style:table-cell-properties fo:padding="0.71mm"/>
    </style:style>
    <style:style style:name="ce15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9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193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94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98" style:family="table-cell" style:parent-style-name="Default" style:data-style-name="N76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61" style:family="table-cell" style:parent-style-name="Default" style:data-style-name="N76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99" style:family="table-cell" style:parent-style-name="Default" style:data-style-name="N125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204" style:family="table-cell" style:parent-style-name="Default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205" style:family="table-cell" style:parent-style-name="Default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206" style:family="table-cell" style:parent-style-name="Default" style:data-style-name="N76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207" style:family="table-cell" style:parent-style-name="Default" style:data-style-name="N11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2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80" style:family="table-cell" style:parent-style-name="Default" style:data-style-name="N128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86" style:family="table-cell" style:parent-style-name="Default" style:data-style-name="N11">
      <style:table-cell-properties fo:padding="0.71mm"/>
    </style:style>
    <style:style style:name="ce210" style:family="table-cell" style:parent-style-name="Default" style:data-style-name="N125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88" style:family="table-cell" style:parent-style-name="Default" style:data-style-name="N125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gr1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16mm" fo:min-width="0mm" fo:padding-top="1.3mm" fo:padding-bottom="1.3mm" fo:padding-left="2.5mm" fo:padding-right="2.5mm" fo:wrap-option="no-wrap" draw:shadow-color="#808080"/>
    </style:style>
    <style:style style:name="gr2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79mm" fo:min-width="54.47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9mm" fo:min-width="59.21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8.97mm" fo:min-width="0mm" fo:padding-top="1.3mm" fo:padding-bottom="1.3mm" fo:padding-left="2.5mm" fo:padding-right="2.5mm" fo:wrap-option="no-wrap" draw:shadow-color="#808080"/>
    </style:style>
    <style:style style:name="gr5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9mm" fo:min-width="66.98mm" fo:padding-top="0.56mm" fo:padding-bottom="0.56mm" fo:padding-left="0.56mm" fo:padding-right="0.56mm" fo:wrap-option="wrap" draw:shadow-color="#808080"/>
    </style:style>
    <style:style style:name="gr6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52mm" fo:min-width="66.42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11.07mm" fo:min-width="53.57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color="#5e9eff" draw:fill-gradient-name="Gradient_20_2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T2" style:family="text">
      <style:text-properties style:use-window-font-color="true" style:font-name="Arial CE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 CE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Arial CE" fo:font-size="10pt" style:text-underline-style="none" style:text-underline-color="font-color" style:text-line-through-type="none" fo:font-style="normal" style:text-outline="false" fo:text-shadow="none" style:text-position="0% 100%" style:font-name-complex="Arial CE" style:font-size-asian="10pt" style:font-size-complex="10pt" style:font-style-asian="normal" style:font-style-complex="normal" fo:font-weight="bold" style:font-weight-asian="bold" style:font-weight-complex="bold"/>
    </style:style>
    <style:style style:name="T4" style:family="text">
      <style:text-properties style:use-window-font-color="true" style:font-name="Arial CE" fo:font-size="10pt" style:text-underline-style="none" style:text-underline-color="font-color" style:text-line-through-type="none" fo:font-style="normal" style:text-outline="false" fo:text-shadow="none" style:text-position="0% 100%" style:font-name-complex="Arial CE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SUMA" table:style-name="ta1">
        <office:forms form:automatic-focus="false" form:apply-design-mode="false"/>
        <table:table-column table:style-name="co1" table:default-cell-style-name="ce63"/>
        <table:table-column table:style-name="co2" table:default-cell-style-name="ce63"/>
        <table:table-column table:style-name="co3" table:default-cell-style-name="ce63"/>
        <table:table-column table:style-name="co4" table:default-cell-style-name="ce63"/>
        <table:table-column table:style-name="co5" table:number-columns-repeated="2" table:default-cell-style-name="ce63"/>
        <table:table-column table:style-name="co6" table:default-cell-style-name="ce63"/>
        <table:table-column table:style-name="co4" table:default-cell-style-name="ce63"/>
        <table:table-column table:style-name="co7" table:default-cell-style-name="ce63"/>
        <table:table-column table:style-name="co5" table:number-columns-repeated="248" table:default-cell-style-name="ce63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>
            <draw:custom-shape table:end-cell-address="SUMA.E21" table:end-x="10.26mm" table:end-y="4.75mm" draw:z-index="1" draw:name="Auto kształt 5" draw:style-name="gr1" draw:text-style-name="P1" svg:width="7.33mm" svg:height="86.24mm" svg:x="2.95mm" svg:y="4.5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4">
            <draw:custom-shape table:end-cell-address="SUMA.H3" table:end-x="17.34mm" table:end-y="3.45mm" draw:z-index="0" draw:name="Tekst 1" draw:style-name="gr2" draw:text-style-name="P3" svg:width="55.59mm" svg:height="6.91mm" svg:x="5.46mm" svg:y="1.32mm">
              <text:p text:style-name="P2"><text:span text:style-name="T1">Oblicz sumę z wartości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4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69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/>
          <table:table-cell table:style-name="ce78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/>
          <table:table-cell table:style-name="ce78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/>
          <table:table-cell table:style-name="ce78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78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/>
          <table:table-cell table:style-name="ce78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/>
          <table:table-cell table:style-name="ce78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3"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78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78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SUM([.D3:.D21])" office:value-type="float" office:value="1117.95" calcext:value-type="float">
            <text:p>1 117,95 zł</text:p>
          </table:table-cell>
          <table:table-cell table:style-name="ce19"/>
          <table:table-cell table:style-name="ce20" office:value-type="float" office:value="1117.95" calcext:value-type="float">
            <text:p><text:s/>1 117,9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78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78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/>
          <table:table-cell table:style-name="ce78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/>
          <table:table-cell table:style-name="ce78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/>
          <table:table-cell table:style-name="ce78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78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/>
          <table:table-cell table:style-name="ce78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/>
          <table:table-cell table:style-name="ce78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/>
          <table:table-cell table:style-name="ce78"/>
          <table:table-cell/>
          <table:table-cell table:style-name="ce19"/>
          <table:table-cell table:number-columns-repeated="1016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SUMA.$A$1" table:cell-range-address="$SUMA.$B$2:.$D$28"/>
        </table:named-expressions>
      </table:table>
      <table:table table:name="ŚREDNIA" table:style-name="ta2">
        <table:table-column table:style-name="co1" table:default-cell-style-name="ce63"/>
        <table:table-column table:style-name="co8" table:default-cell-style-name="ce63"/>
        <table:table-column table:style-name="co9" table:default-cell-style-name="ce63"/>
        <table:table-column table:style-name="co10" table:default-cell-style-name="ce63"/>
        <table:table-column table:style-name="co5" table:default-cell-style-name="ce63"/>
        <table:table-column table:style-name="co11" table:default-cell-style-name="ce63"/>
        <table:table-column table:style-name="co5" table:number-columns-repeated="251" table:default-cell-style-name="ce63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ŚREDNIA.I3" table:end-x="8.9mm" table:end-y="2.63mm" draw:z-index="0" draw:name="Tekst 1" draw:style-name="gr3" draw:text-style-name="P3" svg:width="60.33mm" svg:height="6.61mm" svg:x="2.99mm" svg:y="0.8mm">
              <text:p text:style-name="P2"><text:span text:style-name="T1">Oblicz średnią 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69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ŚREDNIA.E22" table:end-x="10.81mm" table:end-y="0.25mm" draw:z-index="1" draw:name="Auto kształt 3" draw:style-name="gr4" draw:text-style-name="P1" svg:width="7.49mm" svg:height="86.05mm" svg:x="3.32mm" svg:y="0.19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style-name="ce19"/>
          <table:table-cell table:style-name="ce20" office:value-type="float" office:value="58.84" calcext:value-type="float">
            <text:p><text:s/>58,84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N" table:style-name="ta3">
        <table:table-column table:style-name="co1" table:default-cell-style-name="ce63"/>
        <table:table-column table:style-name="co12" table:default-cell-style-name="ce63"/>
        <table:table-column table:style-name="co9" table:default-cell-style-name="ce63"/>
        <table:table-column table:style-name="co13" table:default-cell-style-name="ce63"/>
        <table:table-column table:style-name="co5" table:number-columns-repeated="4" table:default-cell-style-name="ce63"/>
        <table:table-column table:style-name="co7" table:default-cell-style-name="ce63"/>
        <table:table-column table:style-name="co5" table:number-columns-repeated="248" table:default-cell-style-name="ce63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IN.I3" table:end-x="19.57mm" table:end-y="2.63mm" draw:z-index="0" draw:name="Tekst 1" draw:style-name="gr5" draw:text-style-name="P3" svg:width="68.1mm" svg:height="6.61mm" svg:x="4.62mm" svg:y="0.8mm">
              <text:p text:style-name="P2"><text:span text:style-name="T1">Znajdź mini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69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IN.E22" table:end-x="10.26mm" table:end-y="0.51mm" draw:z-index="1" draw:name="Auto kształt 3" draw:style-name="gr4" draw:text-style-name="P1" svg:width="7.49mm" svg:height="86.05mm" svg:x="2.77mm" svg:y="0.45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19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X" table:style-name="ta4">
        <table:table-column table:style-name="co1" table:default-cell-style-name="ce63"/>
        <table:table-column table:style-name="co8" table:default-cell-style-name="ce63"/>
        <table:table-column table:style-name="co9" table:default-cell-style-name="ce63"/>
        <table:table-column table:style-name="co10" table:default-cell-style-name="ce63"/>
        <table:table-column table:style-name="co5" table:number-columns-repeated="4" table:default-cell-style-name="ce63"/>
        <table:table-column table:style-name="co11" table:default-cell-style-name="ce63"/>
        <table:table-column table:style-name="co5" table:number-columns-repeated="248" table:default-cell-style-name="ce63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AX.I3" table:end-x="16.78mm" table:end-y="3.43mm" draw:z-index="0" draw:name="Tekst 1" draw:style-name="gr6" draw:text-style-name="P3" svg:width="67.54mm" svg:height="6.64mm" svg:x="2.39mm" svg:y="1.57mm">
              <text:p text:style-name="P2"><text:span text:style-name="T1">Znajdź maksy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69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AX.E22" table:end-x="10.81mm" table:end-y="0.25mm" draw:z-index="1" draw:name="Auto kształt 3" draw:style-name="gr4" draw:text-style-name="P1" svg:width="7.49mm" svg:height="86.05mm" svg:x="3.32mm" svg:y="0.19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style-name="ce19"/>
          <table:table-cell table:style-name="ce20" office:value-type="float" office:value="166.89" calcext:value-type="float">
            <text:p><text:s/>166,89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ST.NAJCZĘŚCIEJ" table:style-name="ta5">
        <table:table-column table:style-name="co1" table:default-cell-style-name="ce63"/>
        <table:table-column table:style-name="co8" table:default-cell-style-name="ce63"/>
        <table:table-column table:style-name="co9" table:default-cell-style-name="ce63"/>
        <table:table-column table:style-name="co10" table:default-cell-style-name="ce63"/>
        <table:table-column table:style-name="co5" table:default-cell-style-name="ce63"/>
        <table:table-column table:style-name="co14" table:default-cell-style-name="ce63"/>
        <table:table-column table:style-name="co5" table:number-columns-repeated="251" table:default-cell-style-name="ce63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'WYST.NAJCZĘŚCIEJ'.H5" table:end-x="2.79mm" table:end-y="1.04mm" draw:z-index="0" draw:name="Tekst 1" draw:style-name="gr7" draw:text-style-name="P3" svg:width="54.69mm" svg:height="12.19mm" svg:x="4.11mm" svg:y="2.89mm">
              <text:p text:style-name="P2"><text:span text:style-name="T1">Oblicz która z wartości występujenajczęściej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69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'WYST.NAJCZĘŚCIEJ'.E22" table:end-x="10.81mm" table:end-y="0.25mm" draw:z-index="1" draw:name="Auto kształt 3" draw:style-name="gr4" draw:text-style-name="P1" svg:width="7.49mm" svg:height="86.05mm" svg:x="3.32mm" svg:y="0.19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)" office:value-type="float" office:value="2.55" calcext:value-type="float">
            <text:p>2,55 zł</text:p>
          </table:table-cell>
          <table:table-cell table:style-name="ce19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ZWIĄZANIA" table:style-name="ta6">
        <table:table-column table:style-name="co1" table:default-cell-style-name="ce63"/>
        <table:table-column table:style-name="co8" table:default-cell-style-name="ce63"/>
        <table:table-column table:style-name="co9" table:default-cell-style-name="ce63"/>
        <table:table-column table:style-name="co10" table:default-cell-style-name="ce63"/>
        <table:table-column table:style-name="co5" table:default-cell-style-name="ce63"/>
        <table:table-column table:style-name="co14" table:default-cell-style-name="ce63"/>
        <table:table-column table:style-name="co15" table:default-cell-style-name="ce63"/>
        <table:table-column table:style-name="co5" table:number-columns-repeated="250" table:default-cell-style-name="ce63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69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ROZWIĄZANIA.E22" table:end-x="10.81mm" table:end-y="0.25mm" draw:z-index="0" draw:name="Auto kształt 2" draw:style-name="gr4" draw:text-style-name="P1" svg:width="7.49mm" svg:height="86.05mm" svg:x="3.32mm" svg:y="0.19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SUM([.D3:.D21])" office:value-type="float" office:value="1117.95" calcext:value-type="float">
            <text:p>1 117,95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70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19"/>
          <table:table-cell table:style-name="ce20"/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)" office:value-type="float" office:value="2.55" calcext:value-type="float">
            <text:p>2,55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70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ystyka" table:style-name="ta7">
        <table:table-column table:style-name="co5" table:default-cell-style-name="ce63"/>
        <table:table-column table:style-name="co16" table:default-cell-style-name="ce63"/>
        <table:table-column table:style-name="co17" table:default-cell-style-name="ce63"/>
        <table:table-column table:style-name="co5" table:number-columns-repeated="254" table:default-cell-style-name="ce63"/>
        <table:table-column table:style-name="co5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ODSTAWOWE DANE STATYSTYCZNE SZKOŁ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70" office:value-type="string" calcext:value-type="string">
            <text:p>KLASA</text:p>
          </table:table-cell>
          <table:table-cell table:style-name="ce70" office:value-type="string" calcext:value-type="string">
            <text:p>ILOŚĆ UCZNIÓW</text:p>
          </table:table-cell>
          <table:table-cell table:style-name="ce70" office:value-type="string" calcext:value-type="string">
            <text:p>ŚREDNIA KLASY</text:p>
          </table:table-cell>
          <table:table-cell table:style-name="ce70" table:number-columns-repeated="2"/>
          <table:table-cell table:number-columns-repeated="1019"/>
        </table:table-row>
        <table:table-row table:style-name="ro2">
          <table:table-cell table:style-name="ce70" office:value-type="string" calcext:value-type="string">
            <text:p>IA</text:p>
          </table:table-cell>
          <table:table-cell table:style-name="ce70" office:value-type="float" office:value="33" calcext:value-type="float">
            <text:p>33</text:p>
          </table:table-cell>
          <table:table-cell table:style-name="ce70" office:value-type="float" office:value="3.8" calcext:value-type="float">
            <text:p>3,8</text:p>
          </table:table-cell>
          <table:table-cell table:style-name="ce70" table:number-columns-repeated="2"/>
          <table:table-cell table:number-columns-repeated="1019"/>
        </table:table-row>
        <table:table-row table:style-name="ro2">
          <table:table-cell table:style-name="ce70" office:value-type="string" calcext:value-type="string">
            <text:p>IB</text:p>
          </table:table-cell>
          <table:table-cell table:style-name="ce70" office:value-type="float" office:value="34" calcext:value-type="float">
            <text:p>34</text:p>
          </table:table-cell>
          <table:table-cell table:style-name="ce70" office:value-type="float" office:value="3.2" calcext:value-type="float">
            <text:p>3,2</text:p>
          </table:table-cell>
          <table:table-cell table:style-name="ce70" table:number-columns-repeated="2"/>
          <table:table-cell table:number-columns-repeated="1019"/>
        </table:table-row>
        <table:table-row table:style-name="ro2">
          <table:table-cell table:style-name="ce70" office:value-type="string" calcext:value-type="string">
            <text:p>IC</text:p>
          </table:table-cell>
          <table:table-cell table:style-name="ce70" office:value-type="float" office:value="35" calcext:value-type="float">
            <text:p>35</text:p>
          </table:table-cell>
          <table:table-cell table:style-name="ce70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1019"/>
        </table:table-row>
        <table:table-row table:style-name="ro2">
          <table:table-cell table:style-name="ce70" office:value-type="string" calcext:value-type="string">
            <text:p>ID</text:p>
          </table:table-cell>
          <table:table-cell table:style-name="ce70" office:value-type="float" office:value="36" calcext:value-type="float">
            <text:p>36</text:p>
          </table:table-cell>
          <table:table-cell table:style-name="ce70" office:value-type="float" office:value="3.9" calcext:value-type="float">
            <text:p>3,9</text:p>
          </table:table-cell>
          <table:table-cell table:style-name="ce70" table:number-columns-repeated="2"/>
          <table:table-cell table:number-columns-repeated="1019"/>
        </table:table-row>
        <table:table-row table:style-name="ro2">
          <table:table-cell table:style-name="ce70" office:value-type="string" calcext:value-type="string">
            <text:p>IIA</text:p>
          </table:table-cell>
          <table:table-cell table:style-name="ce70" office:value-type="float" office:value="37" calcext:value-type="float">
            <text:p>37</text:p>
          </table:table-cell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table:number-columns-repeated="1019"/>
        </table:table-row>
        <table:table-row table:style-name="ro2">
          <table:table-cell table:style-name="ce70" office:value-type="string" calcext:value-type="string">
            <text:p>IIB</text:p>
          </table:table-cell>
          <table:table-cell table:style-name="ce70" office:value-type="float" office:value="38" calcext:value-type="float">
            <text:p>38</text:p>
          </table:table-cell>
          <table:table-cell table:style-name="ce70" office:value-type="float" office:value="3.6" calcext:value-type="float">
            <text:p>3,6</text:p>
          </table:table-cell>
          <table:table-cell table:style-name="ce70" table:number-columns-repeated="2"/>
          <table:table-cell table:number-columns-repeated="1019"/>
        </table:table-row>
        <table:table-row table:style-name="ro2">
          <table:table-cell table:style-name="ce70" office:value-type="string" calcext:value-type="string">
            <text:p>IIC</text:p>
          </table:table-cell>
          <table:table-cell table:style-name="ce70" office:value-type="float" office:value="39" calcext:value-type="float">
            <text:p>39</text:p>
          </table:table-cell>
          <table:table-cell table:style-name="ce70" office:value-type="float" office:value="4.2" calcext:value-type="float">
            <text:p>4,2</text:p>
          </table:table-cell>
          <table:table-cell table:style-name="ce70" table:number-columns-repeated="2"/>
          <table:table-cell table:number-columns-repeated="1019"/>
        </table:table-row>
        <table:table-row table:style-name="ro2">
          <table:table-cell table:style-name="ce70" office:value-type="string" calcext:value-type="string">
            <text:p>IIIA</text:p>
          </table:table-cell>
          <table:table-cell table:style-name="ce70" office:value-type="float" office:value="40" calcext:value-type="float">
            <text:p>40</text:p>
          </table:table-cell>
          <table:table-cell table:style-name="ce70" office:value-type="float" office:value="3.8" calcext:value-type="float">
            <text:p>3,8</text:p>
          </table:table-cell>
          <table:table-cell table:style-name="ce70" table:number-columns-repeated="2"/>
          <table:table-cell table:number-columns-repeated="1019"/>
        </table:table-row>
        <table:table-row table:style-name="ro2">
          <table:table-cell table:style-name="ce70" office:value-type="string" calcext:value-type="string">
            <text:p>IIIB</text:p>
          </table:table-cell>
          <table:table-cell table:style-name="ce70" office:value-type="float" office:value="41" calcext:value-type="float">
            <text:p>41</text:p>
          </table:table-cell>
          <table:table-cell table:style-name="ce70" office:value-type="float" office:value="3.9" calcext:value-type="float">
            <text:p>3,9</text:p>
          </table:table-cell>
          <table:table-cell table:style-name="ce70" table:number-columns-repeated="2"/>
          <table:table-cell table:number-columns-repeated="1019"/>
        </table:table-row>
        <table:table-row table:style-name="ro2">
          <table:table-cell table:style-name="ce70" office:value-type="string" calcext:value-type="string">
            <text:p>IIIC</text:p>
          </table:table-cell>
          <table:table-cell table:style-name="ce70" office:value-type="float" office:value="42" calcext:value-type="float">
            <text:p>42</text:p>
          </table:table-cell>
          <table:table-cell table:style-name="ce70" office:value-type="float" office:value="4.3" calcext:value-type="float">
            <text:p>4,3</text:p>
          </table:table-cell>
          <table:table-cell table:style-name="ce70" table:number-columns-repeated="2"/>
          <table:table-cell table:number-columns-repeated="1019"/>
        </table:table-row>
        <table:table-row table:style-name="ro2">
          <table:table-cell table:style-name="ce70" office:value-type="string" calcext:value-type="string">
            <text:p>IIID</text:p>
          </table:table-cell>
          <table:table-cell table:style-name="ce70" office:value-type="float" office:value="43" calcext:value-type="float">
            <text:p>43</text:p>
          </table:table-cell>
          <table:table-cell table:style-name="ce70" office:value-type="float" office:value="3.1" calcext:value-type="float">
            <text:p>3,1</text:p>
          </table:table-cell>
          <table:table-cell table:style-name="ce70" table:number-columns-repeated="2"/>
          <table:table-cell table:number-columns-repeated="1019"/>
        </table:table-row>
        <table:table-row table:style-name="ro2">
          <table:table-cell table:style-name="ce70" office:value-type="string" calcext:value-type="string">
            <text:p>IVA</text:p>
          </table:table-cell>
          <table:table-cell table:style-name="ce70" office:value-type="float" office:value="44" calcext:value-type="float">
            <text:p>44</text:p>
          </table:table-cell>
          <table:table-cell table:style-name="ce70" office:value-type="float" office:value="4.1" calcext:value-type="float">
            <text:p>4,1</text:p>
          </table:table-cell>
          <table:table-cell table:style-name="ce70" table:number-columns-repeated="2"/>
          <table:table-cell table:number-columns-repeated="1019"/>
        </table:table-row>
        <table:table-row table:style-name="ro2">
          <table:table-cell table:style-name="ce70" office:value-type="string" calcext:value-type="string">
            <text:p>IVB</text:p>
          </table:table-cell>
          <table:table-cell table:style-name="ce70" office:value-type="float" office:value="45" calcext:value-type="float">
            <text:p>45</text:p>
          </table:table-cell>
          <table:table-cell table:style-name="ce70" office:value-type="float" office:value="4.6" calcext:value-type="float">
            <text:p>4,6</text:p>
          </table:table-cell>
          <table:table-cell table:style-name="ce70" table:number-columns-repeated="2"/>
          <table:table-cell table:number-columns-repeated="1019"/>
        </table:table-row>
        <table:table-row table:style-name="ro2">
          <table:table-cell table:style-name="ce70" office:value-type="string" calcext:value-type="string">
            <text:p>IVC</text:p>
          </table:table-cell>
          <table:table-cell table:style-name="ce70" office:value-type="float" office:value="46" calcext:value-type="float">
            <text:p>46</text:p>
          </table:table-cell>
          <table:table-cell table:style-name="ce70" office:value-type="float" office:value="3.9" calcext:value-type="float">
            <text:p>3,9</text:p>
          </table:table-cell>
          <table:table-cell table:style-name="ce70"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KLASA O NAJMNIEJSZEJ ILOŚCI UCZNIÓW</text:p>
          </table:table-cell>
          <table:table-cell table:number-columns-repeated="2"/>
          <table:table-cell table:style-name="ce70" table:formula="of:=MIN([.B6:.B19])" office:value-type="float" office:value="33" calcext:value-type="float">
            <text:p>33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70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WIĘKSZEJ ILOŚCI UCZNIÓW</text:p>
          </table:table-cell>
          <table:table-cell table:number-columns-repeated="2"/>
          <table:table-cell table:style-name="ce70" table:formula="of:=MAX([.B6:.B19])" office:value-type="float" office:value="46" calcext:value-type="float">
            <text:p>46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70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NIŻSZEJ ŚREDNIEJ</text:p>
          </table:table-cell>
          <table:table-cell table:number-columns-repeated="2"/>
          <table:table-cell table:style-name="ce70" table:formula="of:=MIN([.C6:.C19])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70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WYŻSZEJ SREDNIEJ</text:p>
          </table:table-cell>
          <table:table-cell table:number-columns-repeated="2"/>
          <table:table-cell table:style-name="ce70" table:formula="of:=MAX([.C6:.C19])" office:value-type="float" office:value="4.6" calcext:value-type="float">
            <text:p>4,6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70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LOŚĆ KLAS W SZKOLE</text:p>
          </table:table-cell>
          <table:table-cell table:number-columns-repeated="2"/>
          <table:table-cell table:style-name="ce70" table:formula="of:=COUNTA([.A6:.A19])"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70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ŚEDNIA ILOŚĆ UCZNIÓW W KLASIE</text:p>
          </table:table-cell>
          <table:table-cell table:number-columns-repeated="2"/>
          <table:table-cell table:style-name="ce70" table:formula="of:=INT(AVERAGE([.B6:.B19]))" office:value-type="float" office:value="39" calcext:value-type="float">
            <text:p>39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70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ŚREDNIA NAUCZANIA W SZKOLE</text:p>
          </table:table-cell>
          <table:table-cell table:number-columns-repeated="2"/>
          <table:table-cell table:style-name="ce86" table:formula="of:=AVERAGE([.C6:.C19])" office:value-type="float" office:value="3.81428571428571" calcext:value-type="float">
            <text:p>3,81</text:p>
          </table:table-cell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CENY" table:style-name="ta8">
        <table:table-column table:style-name="co5" table:default-cell-style-name="ce63"/>
        <table:table-column table:style-name="co15" table:default-cell-style-name="ce63"/>
        <table:table-column table:style-name="co7" table:default-cell-style-name="ce63"/>
        <table:table-column table:style-name="co18" table:number-columns-repeated="2" table:default-cell-style-name="ce63"/>
        <table:table-column table:style-name="co19" table:default-cell-style-name="ce63"/>
        <table:table-column table:style-name="co18" table:default-cell-style-name="ce63"/>
        <table:table-column table:style-name="co20" table:default-cell-style-name="ce63"/>
        <table:table-column table:style-name="co19" table:default-cell-style-name="ce63"/>
        <table:table-column table:style-name="co5" table:number-columns-repeated="248" table:default-cell-style-name="ce63"/>
        <table:table-column table:style-name="co5" table:number-columns-repeated="767" table:default-cell-style-name="Default"/>
        <table:table-row table:style-name="ro2" table:number-rows-repeated="3">
          <table:table-cell table:number-columns-repeated="1024"/>
        </table:table-row>
        <table:table-row table:style-name="ro3">
          <table:table-cell/>
          <table:table-cell table:style-name="ce38" office:value-type="string" calcext:value-type="string">
            <text:p>przedmioty</text:p>
          </table:table-cell>
          <table:table-cell table:style-name="ce92" office:value-type="string" calcext:value-type="string">
            <text:p>liczba uczniów</text:p>
          </table:table-cell>
          <table:table-cell table:style-name="ce38" office:value-type="string" calcext:value-type="string" table:number-columns-spanned="6" table:number-rows-spanned="1">
            <text:p>OCENY</text:p>
          </table:table-cell>
          <table:covered-table-cell table:number-columns-repeated="5" table:style-name="ce38"/>
          <table:table-cell table:style-name="ce38" office:value-type="string" calcext:value-type="string">
            <text:p>SREDNIA</text:p>
          </table:table-cell>
          <table:table-cell table:number-columns-repeated="1014"/>
        </table:table-row>
        <table:table-row table:style-name="ro2">
          <table:table-cell/>
          <table:table-cell table:style-name="ce38"/>
          <table:table-cell table:style-name="ce70"/>
          <table:table-cell table:style-name="ce70" office:value-type="string" calcext:value-type="string">
            <text:p>cel</text:p>
          </table:table-cell>
          <table:table-cell table:style-name="ce70" office:value-type="string" calcext:value-type="string">
            <text:p>bdb</text:p>
          </table:table-cell>
          <table:table-cell table:style-name="ce70" office:value-type="string" calcext:value-type="string">
            <text:p>db</text:p>
          </table:table-cell>
          <table:table-cell table:style-name="ce70" office:value-type="string" calcext:value-type="string">
            <text:p>dst</text:p>
          </table:table-cell>
          <table:table-cell table:style-name="ce70" office:value-type="string" calcext:value-type="string">
            <text:p>mm</text:p>
          </table:table-cell>
          <table:table-cell table:style-name="ce70" office:value-type="string" calcext:value-type="string">
            <text:p>ndst</text:p>
          </table:table-cell>
          <table:table-cell table:style-name="ce70"/>
          <table:table-cell table:number-columns-repeated="1014"/>
        </table:table-row>
        <table:table-row table:style-name="ro2">
          <table:table-cell/>
          <table:table-cell table:style-name="ce88" office:value-type="string" calcext:value-type="string">
            <text:p>matematyka</text:p>
          </table:table-cell>
          <table:table-cell table:style-name="ce70" office:value-type="float" office:value="32" calcext:value-type="float">
            <text:p>3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9" calcext:value-type="float">
            <text:p>9</text:p>
          </table:table-cell>
          <table:table-cell table:number-columns-repeated="2" table:style-name="ce70" office:value-type="float" office:value="7" calcext:value-type="float">
            <text:p>7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2" calcext:value-type="float">
            <text:p>2</text:p>
          </table:table-cell>
          <table:table-cell table:style-name="ce95" table:formula="of:=SUM([.D6]*6;[.E6]*5;[.F6]*4;[.G6]*3;[.H6]*2;[.I6]*1)/[.C6]" office:value-type="float" office:value="3.8125" calcext:value-type="float">
            <text:p>3,81</text:p>
          </table:table-cell>
          <table:table-cell table:number-columns-repeated="1014"/>
        </table:table-row>
        <table:table-row table:style-name="ro2">
          <table:table-cell/>
          <table:table-cell table:style-name="ce88" office:value-type="string" calcext:value-type="string">
            <text:p>jezyk angielski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9" calcext:value-type="float">
            <text:p>9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style-name="ce70"/>
          <table:table-cell table:style-name="ce95" table:formula="of:=SUM([.D7]*6;[.E7]*5;[.F7]*4;[.G7]*3;[.H7]*2;[.I7]*1)/[.C7]" office:value-type="float" office:value="4.26666666666667" calcext:value-type="float">
            <text:p>4,27</text:p>
          </table:table-cell>
          <table:table-cell table:number-columns-repeated="1014"/>
        </table:table-row>
        <table:table-row table:style-name="ro2">
          <table:table-cell/>
          <table:table-cell table:style-name="ce88" office:value-type="string" calcext:value-type="string">
            <text:p>historia</text:p>
          </table:table-cell>
          <table:table-cell table:style-name="ce70" office:value-type="float" office:value="18" calcext:value-type="float">
            <text:p>18</text:p>
          </table:table-cell>
          <table:table-cell table:number-columns-repeated="2" table:style-name="ce70" office:value-type="float" office:value="4" calcext:value-type="float">
            <text:p>4</text:p>
          </table:table-cell>
          <table:table-cell table:style-name="ce70" office:value-type="float" office:value="6" calcext:value-type="float">
            <text:p>6</text:p>
          </table:table-cell>
          <table:table-cell table:number-columns-repeated="2" table:style-name="ce70" office:value-type="float" office:value="2" calcext:value-type="float">
            <text:p>2</text:p>
          </table:table-cell>
          <table:table-cell table:style-name="ce70"/>
          <table:table-cell table:style-name="ce95" table:formula="of:=SUM([.D8]*6;[.E8]*5;[.F8]*4;[.G8]*3;[.H8]*2;[.I8]*1)/[.C8]" office:value-type="float" office:value="4.33333333333333" calcext:value-type="float">
            <text:p>4,33</text:p>
          </table:table-cell>
          <table:table-cell table:number-columns-repeated="1014"/>
        </table:table-row>
        <table:table-row table:style-name="ro2">
          <table:table-cell/>
          <table:table-cell table:style-name="ce88" office:value-type="string" calcext:value-type="string">
            <text:p>biologia</text:p>
          </table:table-cell>
          <table:table-cell table:style-name="ce70" office:value-type="float" office:value="30" calcext:value-type="float">
            <text:p>30</text:p>
          </table:table-cell>
          <table:table-cell table:number-columns-repeated="3" table:style-name="ce70" office:value-type="float" office:value="5" calcext:value-type="float">
            <text:p>5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2" calcext:value-type="float">
            <text:p>2</text:p>
          </table:table-cell>
          <table:table-cell table:style-name="ce95" table:formula="of:=SUM([.D9]*6;[.E9]*5;[.F9]*4;[.G9]*3;[.H9]*2;[.I9]*1)/[.C9]" office:value-type="float" office:value="3.76666666666667" calcext:value-type="float">
            <text:p>3,77</text:p>
          </table:table-cell>
          <table:table-cell table:number-columns-repeated="1014"/>
        </table:table-row>
        <table:table-row table:style-name="ro2">
          <table:table-cell/>
          <table:table-cell table:style-name="ce88" office:value-type="string" calcext:value-type="string">
            <text:p>geografia</text:p>
          </table:table-cell>
          <table:table-cell table:style-name="ce70" office:value-type="float" office:value="31" calcext:value-type="float">
            <text:p>31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1" calcext:value-type="float">
            <text:p>1</text:p>
          </table:table-cell>
          <table:table-cell table:style-name="ce95" table:formula="of:=SUM([.D10]*6;[.E10]*5;[.F10]*4;[.G10]*3;[.H10]*2;[.I10]*1)/[.C10]" office:value-type="float" office:value="3.67741935483871" calcext:value-type="float">
            <text:p>3,68</text:p>
          </table:table-cell>
          <table:table-cell table:number-columns-repeated="1014"/>
        </table:table-row>
        <table:table-row table:style-name="ro2">
          <table:table-cell/>
          <table:table-cell table:style-name="ce88" office:value-type="string" calcext:value-type="string">
            <text:p>plastyka</text:p>
          </table:table-cell>
          <table:table-cell table:style-name="ce70" office:value-type="float" office:value="32" calcext:value-type="float">
            <text:p>3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2" calcext:value-type="float">
            <text:p>2</text:p>
          </table:table-cell>
          <table:table-cell table:style-name="ce95" table:formula="of:=SUM([.D11]*6;[.E11]*5;[.F11]*4;[.G11]*3;[.H11]*2;[.I11]*1)/[.C11]" office:value-type="float" office:value="3.84375" calcext:value-type="float">
            <text:p>3,84</text:p>
          </table:table-cell>
          <table:table-cell table:number-columns-repeated="1014"/>
        </table:table-row>
        <table:table-row table:style-name="ro2">
          <table:table-cell/>
          <table:table-cell table:style-name="ce88" office:value-type="string" calcext:value-type="string">
            <text:p>fizyka</text:p>
          </table:table-cell>
          <table:table-cell table:style-name="ce70" office:value-type="float" office:value="29" calcext:value-type="float">
            <text:p>29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10" calcext:value-type="float">
            <text:p>10</text:p>
          </table:table-cell>
          <table:table-cell table:number-columns-repeated="2" table:style-name="ce70" office:value-type="float" office:value="2" calcext:value-type="float">
            <text:p>2</text:p>
          </table:table-cell>
          <table:table-cell table:style-name="ce95" table:formula="of:=SUM([.D12]*6;[.E12]*5;[.F12]*4;[.G12]*3;[.H12]*2;[.I12]*1)/[.C12]" office:value-type="float" office:value="3.86206896551724" calcext:value-type="float">
            <text:p>3,86</text:p>
          </table:table-cell>
          <table:table-cell table:number-columns-repeated="1014"/>
        </table:table-row>
        <table:table-row table:style-name="ro2">
          <table:table-cell/>
          <table:table-cell table:style-name="ce88" office:value-type="string" calcext:value-type="string">
            <text:p>technika</text:p>
          </table:table-cell>
          <table:table-cell table:style-name="ce70" office:value-type="float" office:value="28" calcext:value-type="float">
            <text:p>28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10" calcext:value-type="float">
            <text:p>10</text:p>
          </table:table-cell>
          <table:table-cell table:number-columns-repeated="2" table:style-name="ce70" office:value-type="float" office:value="2" calcext:value-type="float">
            <text:p>2</text:p>
          </table:table-cell>
          <table:table-cell table:style-name="ce95" table:formula="of:=SUM([.D13]*6;[.E13]*5;[.F13]*4;[.G13]*3;[.H13]*2;[.I13]*1)/[.C13]" office:value-type="float" office:value="3.78571428571429" calcext:value-type="float">
            <text:p>3,79</text:p>
          </table:table-cell>
          <table:table-cell table:number-columns-repeated="1014"/>
        </table:table-row>
        <table:table-row table:style-name="ro2">
          <table:table-cell/>
          <table:table-cell table:style-name="ce88" office:value-type="string" calcext:value-type="string">
            <text:p>w-f</text:p>
          </table:table-cell>
          <table:table-cell table:style-name="ce70" office:value-type="float" office:value="29" calcext:value-type="float">
            <text:p>29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3" calcext:value-type="float">
            <text:p>3</text:p>
          </table:table-cell>
          <table:table-cell table:style-name="ce95" table:formula="of:=SUM([.D14]*6;[.E14]*5;[.F14]*4;[.G14]*3;[.H14]*2;[.I14]*1)/[.C14]" office:value-type="float" office:value="3.82758620689655" calcext:value-type="float">
            <text:p>3,83</text:p>
          </table:table-cell>
          <table:table-cell table:number-columns-repeated="1014"/>
        </table:table-row>
        <table:table-row table:style-name="ro2">
          <table:table-cell/>
          <table:table-cell table:style-name="ce88" office:value-type="string" calcext:value-type="string">
            <text:p>jezyk polski</text:p>
          </table:table-cell>
          <table:table-cell table:style-name="ce93" office:value-type="float" office:value="32" calcext:value-type="float">
            <text:p>32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2" calcext:value-type="float">
            <text:p>2</text:p>
          </table:table-cell>
          <table:table-cell table:style-name="ce95" table:formula="of:=SUM([.D15]*6;[.E15]*5;[.F15]*4;[.G15]*3;[.H15]*2;[.I15]*1)/[.C15]" office:value-type="float" office:value="4.09375" calcext:value-type="float">
            <text:p>4,09</text:p>
          </table:table-cell>
          <table:table-cell table:number-columns-repeated="1014"/>
        </table:table-row>
        <table:table-row table:style-name="ro2">
          <table:table-cell/>
          <table:table-cell table:style-name="ce90"/>
          <table:table-cell table:style-name="ce69"/>
          <table:table-cell table:number-columns-repeated="1021"/>
        </table:table-row>
        <table:table-row table:style-name="ro2">
          <table:table-cell/>
          <table:table-cell table:style-name="ce91" office:value-type="string" calcext:value-type="string">
            <text:p>razem</text:p>
          </table:table-cell>
          <table:table-cell table:style-name="ce94" table:formula="of:=SUM([.C6:.C15])" office:value-type="float" office:value="276" calcext:value-type="float">
            <text:p>276</text:p>
          </table:table-cell>
          <table:table-cell table:style-name="ce94" table:formula="of:=SUM([.D6:.D15])" office:value-type="float" office:value="46" calcext:value-type="float">
            <text:p>46</text:p>
          </table:table-cell>
          <table:table-cell table:style-name="ce94" table:formula="of:=SUM([.E6:.E15])" office:value-type="float" office:value="57" calcext:value-type="float">
            <text:p>57</text:p>
          </table:table-cell>
          <table:table-cell table:style-name="ce94" table:formula="of:=SUM([.F6:.F15])" office:value-type="float" office:value="56" calcext:value-type="float">
            <text:p>56</text:p>
          </table:table-cell>
          <table:table-cell table:style-name="ce94" table:formula="of:=SUM([.G6:.G15])" office:value-type="float" office:value="71" calcext:value-type="float">
            <text:p>71</text:p>
          </table:table-cell>
          <table:table-cell table:style-name="ce94" table:formula="of:=SUM([.H6:.H15])" office:value-type="float" office:value="30" calcext:value-type="float">
            <text:p>30</text:p>
          </table:table-cell>
          <table:table-cell table:style-name="ce94" table:formula="of:=SUM([.I6:.I15])" office:value-type="float" office:value="16" calcext:value-type="float">
            <text:p>16</text:p>
          </table:table-cell>
          <table:table-cell table:style-name="ce96" table:formula="of:=SUM([.D17]*6;[.E17]*5;[.F17]*4;[.G17]*3;[.H17]*2;[.I17]*1)/[.C17]" office:value-type="float" office:value="3.89130434782609" calcext:value-type="float">
            <text:p>3,89</text:p>
          </table:table-cell>
          <table:table-cell table:number-columns-repeated="101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NOŻENIE PRZEZ 11" table:style-name="ta9">
        <table:table-column table:style-name="co21" table:default-cell-style-name="ce97"/>
        <table:table-column table:style-name="co4" table:default-cell-style-name="ce97"/>
        <table:table-column table:style-name="co22" table:default-cell-style-name="ce97"/>
        <table:table-column table:style-name="co21" table:number-columns-repeated="254" table:default-cell-style-name="ce97"/>
        <table:table-column table:style-name="co21" table:number-columns-repeated="767" table:default-cell-style-name="Default"/>
        <table:table-row table:style-name="ro2">
          <table:table-cell table:number-columns-repeated="1024"/>
        </table:table-row>
        <table:table-row table:style-name="ro4">
          <table:table-cell/>
          <table:table-cell table:style-name="ce98" office:value-type="string" calcext:value-type="string">
            <text:p>Tabliczka mnożenia przez <text:s/>11</text:p>
          </table:table-cell>
          <table:table-cell/>
          <table:table-cell table:style-name="ce103"/>
          <table:table-cell table:number-columns-repeated="1020"/>
        </table:table-row>
        <table:table-row table:style-name="ro4">
          <table:table-cell/>
          <table:table-cell table:style-name="ce98"/>
          <table:table-cell/>
          <table:table-cell table:style-name="ce103"/>
          <table:table-cell table:number-columns-repeated="1020"/>
        </table:table-row>
        <table:table-row table:style-name="ro5">
          <table:table-cell/>
          <table:table-cell table:style-name="ce99" office:value-type="string" calcext:value-type="string">
            <text:p>x</text:p>
          </table:table-cell>
          <table:table-cell table:style-name="ce101" office:value-type="float" office:value="11" calcext:value-type="float">
            <text:p>11</text:p>
          </table:table-cell>
          <table:table-cell table:number-columns-repeated="1021"/>
        </table:table-row>
        <table:table-row table:style-name="ro6">
          <table:table-cell/>
          <table:table-cell table:style-name="ce100" office:value-type="float" office:value="10" calcext:value-type="float">
            <text:p>10</text:p>
          </table:table-cell>
          <table:table-cell table:style-name="ce102" table:formula="of:=PRODUCT([.B5]*11)" office:value-type="float" office:value="110" calcext:value-type="float">
            <text:p>110</text:p>
          </table:table-cell>
          <table:table-cell table:number-columns-repeated="1021"/>
        </table:table-row>
        <table:table-row table:style-name="ro4">
          <table:table-cell/>
          <table:table-cell table:style-name="ce100" office:value-type="float" office:value="11" calcext:value-type="float">
            <text:p>11</text:p>
          </table:table-cell>
          <table:table-cell table:style-name="ce102" table:formula="of:=PRODUCT([.B6]*11)" office:value-type="float" office:value="121" calcext:value-type="float">
            <text:p>121</text:p>
          </table:table-cell>
          <table:table-cell table:number-columns-repeated="1021"/>
        </table:table-row>
        <table:table-row table:style-name="ro4">
          <table:table-cell/>
          <table:table-cell table:style-name="ce100" office:value-type="float" office:value="12" calcext:value-type="float">
            <text:p>12</text:p>
          </table:table-cell>
          <table:table-cell table:style-name="ce102" table:formula="of:=PRODUCT([.B7]*11)" office:value-type="float" office:value="132" calcext:value-type="float">
            <text:p>132</text:p>
          </table:table-cell>
          <table:table-cell table:number-columns-repeated="1021"/>
        </table:table-row>
        <table:table-row table:style-name="ro4">
          <table:table-cell/>
          <table:table-cell table:style-name="ce100" office:value-type="float" office:value="13" calcext:value-type="float">
            <text:p>13</text:p>
          </table:table-cell>
          <table:table-cell table:style-name="ce102" table:formula="of:=PRODUCT([.B8]*11)" office:value-type="float" office:value="143" calcext:value-type="float">
            <text:p>143</text:p>
          </table:table-cell>
          <table:table-cell table:number-columns-repeated="1021"/>
        </table:table-row>
        <table:table-row table:style-name="ro4">
          <table:table-cell/>
          <table:table-cell table:style-name="ce100" office:value-type="float" office:value="14" calcext:value-type="float">
            <text:p>14</text:p>
          </table:table-cell>
          <table:table-cell table:style-name="ce102" table:formula="of:=PRODUCT([.B9]*11)" office:value-type="float" office:value="154" calcext:value-type="float">
            <text:p>154</text:p>
          </table:table-cell>
          <table:table-cell table:number-columns-repeated="1021"/>
        </table:table-row>
        <table:table-row table:style-name="ro4">
          <table:table-cell/>
          <table:table-cell table:style-name="ce100" office:value-type="float" office:value="15" calcext:value-type="float">
            <text:p>15</text:p>
          </table:table-cell>
          <table:table-cell table:style-name="ce102" table:formula="of:=PRODUCT([.B10]*11)" office:value-type="float" office:value="165" calcext:value-type="float">
            <text:p>165</text:p>
          </table:table-cell>
          <table:table-cell table:number-columns-repeated="1021"/>
        </table:table-row>
        <table:table-row table:style-name="ro4">
          <table:table-cell/>
          <table:table-cell table:style-name="ce100" office:value-type="float" office:value="16" calcext:value-type="float">
            <text:p>16</text:p>
          </table:table-cell>
          <table:table-cell table:style-name="ce102" table:formula="of:=PRODUCT([.B11]*11)" office:value-type="float" office:value="176" calcext:value-type="float">
            <text:p>176</text:p>
          </table:table-cell>
          <table:table-cell table:number-columns-repeated="1021"/>
        </table:table-row>
        <table:table-row table:style-name="ro4">
          <table:table-cell/>
          <table:table-cell table:style-name="ce100" office:value-type="float" office:value="17" calcext:value-type="float">
            <text:p>17</text:p>
          </table:table-cell>
          <table:table-cell table:style-name="ce102" table:formula="of:=PRODUCT([.B12]*11)" office:value-type="float" office:value="187" calcext:value-type="float">
            <text:p>187</text:p>
          </table:table-cell>
          <table:table-cell table:number-columns-repeated="1021"/>
        </table:table-row>
        <table:table-row table:style-name="ro4">
          <table:table-cell/>
          <table:table-cell table:style-name="ce100" office:value-type="float" office:value="18" calcext:value-type="float">
            <text:p>18</text:p>
          </table:table-cell>
          <table:table-cell table:style-name="ce102" table:formula="of:=PRODUCT([.B13]*11)" office:value-type="float" office:value="198" calcext:value-type="float">
            <text:p>198</text:p>
          </table:table-cell>
          <table:table-cell table:number-columns-repeated="1021"/>
        </table:table-row>
        <table:table-row table:style-name="ro4">
          <table:table-cell/>
          <table:table-cell table:style-name="ce100" office:value-type="float" office:value="19" calcext:value-type="float">
            <text:p>19</text:p>
          </table:table-cell>
          <table:table-cell table:style-name="ce102" table:formula="of:=PRODUCT([.B14]*11)" office:value-type="float" office:value="209" calcext:value-type="float">
            <text:p>209</text:p>
          </table:table-cell>
          <table:table-cell table:number-columns-repeated="1021"/>
        </table:table-row>
        <table:table-row table:style-name="ro4">
          <table:table-cell/>
          <table:table-cell table:style-name="ce100" office:value-type="float" office:value="20" calcext:value-type="float">
            <text:p>20</text:p>
          </table:table-cell>
          <table:table-cell table:style-name="ce102" table:formula="of:=PRODUCT([.B15]*11)" office:value-type="float" office:value="220" calcext:value-type="float">
            <text:p>220</text:p>
          </table:table-cell>
          <table:table-cell table:number-columns-repeated="1021"/>
        </table:table-row>
        <table:table-row table:style-name="ro4">
          <table:table-cell/>
          <table:table-cell table:style-name="ce100" office:value-type="float" office:value="21" calcext:value-type="float">
            <text:p>21</text:p>
          </table:table-cell>
          <table:table-cell table:style-name="ce102" table:formula="of:=PRODUCT([.B16]*11)" office:value-type="float" office:value="231" calcext:value-type="float">
            <text:p>231</text:p>
          </table:table-cell>
          <table:table-cell table:number-columns-repeated="1021"/>
        </table:table-row>
        <table:table-row table:style-name="ro4">
          <table:table-cell/>
          <table:table-cell table:style-name="ce100" office:value-type="float" office:value="22" calcext:value-type="float">
            <text:p>22</text:p>
          </table:table-cell>
          <table:table-cell table:style-name="ce102" table:formula="of:=PRODUCT([.B17]*11)" office:value-type="float" office:value="242" calcext:value-type="float">
            <text:p>242</text:p>
          </table:table-cell>
          <table:table-cell table:number-columns-repeated="1021"/>
        </table:table-row>
        <table:table-row table:style-name="ro4">
          <table:table-cell/>
          <table:table-cell table:style-name="ce100" office:value-type="float" office:value="23" calcext:value-type="float">
            <text:p>23</text:p>
          </table:table-cell>
          <table:table-cell table:style-name="ce102" table:formula="of:=PRODUCT([.B18]*11)" office:value-type="float" office:value="253" calcext:value-type="float">
            <text:p>253</text:p>
          </table:table-cell>
          <table:table-cell table:number-columns-repeated="1021"/>
        </table:table-row>
        <table:table-row table:style-name="ro4">
          <table:table-cell/>
          <table:table-cell table:style-name="ce100" office:value-type="float" office:value="24" calcext:value-type="float">
            <text:p>24</text:p>
          </table:table-cell>
          <table:table-cell table:style-name="ce102" table:formula="of:=PRODUCT([.B19]*11)" office:value-type="float" office:value="264" calcext:value-type="float">
            <text:p>264</text:p>
          </table:table-cell>
          <table:table-cell table:number-columns-repeated="1021"/>
        </table:table-row>
        <table:table-row table:style-name="ro4">
          <table:table-cell/>
          <table:table-cell table:style-name="ce100" office:value-type="float" office:value="25" calcext:value-type="float">
            <text:p>25</text:p>
          </table:table-cell>
          <table:table-cell table:style-name="ce102" table:formula="of:=PRODUCT([.B20]*11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lepik" table:style-name="ta10">
        <table:table-column table:style-name="co5" table:number-columns-repeated="4" table:default-cell-style-name="ce63"/>
        <table:table-column table:style-name="co23" table:default-cell-style-name="ce63"/>
        <table:table-column table:style-name="co5" table:number-columns-repeated="252" table:default-cell-style-name="ce63"/>
        <table:table-column table:style-name="co5" table:number-columns-repeated="767" table:default-cell-style-name="Default"/>
        <table:table-row table:style-name="ro2">
          <table:table-cell table:style-name="ce54" office:value-type="string" calcext:value-type="string" table:number-columns-spanned="6" table:number-rows-spanned="1">
            <text:p>Sklepik "SOWA"</text:p>
          </table:table-cell>
          <table:covered-table-cell table:number-columns-repeated="5" table:style-name="ce54"/>
          <table:table-cell table:number-columns-repeated="1018"/>
        </table:table-row>
        <table:table-row table:style-name="ro3">
          <table:table-cell table:style-name="ce105" office:value-type="string" calcext:value-type="string">
            <text:p>Lp.</text:p>
          </table:table-cell>
          <table:table-cell table:style-name="ce105" office:value-type="string" calcext:value-type="string">
            <text:p>Artykuł</text:p>
          </table:table-cell>
          <table:table-cell table:style-name="ce105" office:value-type="string" calcext:value-type="string">
            <text:p>Ilość sztuk</text:p>
          </table:table-cell>
          <table:table-cell table:style-name="ce105" office:value-type="string" calcext:value-type="string">
            <text:p>Cena zakupu</text:p>
          </table:table-cell>
          <table:table-cell table:style-name="ce105" office:value-type="string" calcext:value-type="string">
            <text:p>Cena sprzedaży</text:p>
          </table:table-cell>
          <table:table-cell table:style-name="ce105" office:value-type="string" calcext:value-type="string">
            <text:p>Zysk</text:p>
          </table:table-cell>
          <table:table-cell table:number-columns-repeated="1018"/>
        </table:table-row>
        <table:table-row table:style-name="ro2">
          <table:table-cell table:style-name="ce70" office:value-type="string" calcext:value-type="string">
            <text:p>1.</text:p>
          </table:table-cell>
          <table:table-cell table:style-name="ce70" office:value-type="string" calcext:value-type="string">
            <text:p>Długopis</text:p>
          </table:table-cell>
          <table:table-cell table:style-name="ce70" office:value-type="float" office:value="150" calcext:value-type="float">
            <text:p>150</text:p>
          </table:table-cell>
          <table:table-cell table:style-name="ce114" office:value-type="float" office:value="1.85" calcext:value-type="float">
            <text:p>1,85 zł</text:p>
          </table:table-cell>
          <table:table-cell table:style-name="ce114" table:formula="of:=(1.09*[.D3])" office:value-type="float" office:value="2.0165" calcext:value-type="float">
            <text:p>2,02 zł</text:p>
          </table:table-cell>
          <table:table-cell table:style-name="ce114" table:formula="of:=([.C3]*[.E3])-([.C3]*[.D3])" office:value-type="float" office:value="24.975" calcext:value-type="float">
            <text:p>24,98 zł</text:p>
          </table:table-cell>
          <table:table-cell table:number-columns-repeated="1018"/>
        </table:table-row>
        <table:table-row table:style-name="ro2">
          <table:table-cell table:style-name="ce70" office:value-type="string" calcext:value-type="string">
            <text:p>2.</text:p>
          </table:table-cell>
          <table:table-cell table:style-name="ce70" office:value-type="string" calcext:value-type="string">
            <text:p>Farbki</text:p>
          </table:table-cell>
          <table:table-cell table:style-name="ce70" office:value-type="float" office:value="100" calcext:value-type="float">
            <text:p>100</text:p>
          </table:table-cell>
          <table:table-cell table:style-name="ce114" office:value-type="float" office:value="2.57" calcext:value-type="float">
            <text:p>2,57 zł</text:p>
          </table:table-cell>
          <table:table-cell table:style-name="ce114" table:formula="of:=(1.09*[.D4])" office:value-type="float" office:value="2.8013" calcext:value-type="float">
            <text:p>2,80 zł</text:p>
          </table:table-cell>
          <table:table-cell table:style-name="ce114" table:formula="of:=([.C4]*[.E4])-([.C4]*[.D4])" office:value-type="float" office:value="23.13" calcext:value-type="float">
            <text:p>23,13 zł</text:p>
          </table:table-cell>
          <table:table-cell table:number-columns-repeated="1018"/>
        </table:table-row>
        <table:table-row table:style-name="ro2">
          <table:table-cell table:style-name="ce70" office:value-type="string" calcext:value-type="string">
            <text:p>3.</text:p>
          </table:table-cell>
          <table:table-cell table:style-name="ce70" office:value-type="string" calcext:value-type="string">
            <text:p>Gumka</text:p>
          </table:table-cell>
          <table:table-cell table:style-name="ce70" office:value-type="float" office:value="135" calcext:value-type="float">
            <text:p>135</text:p>
          </table:table-cell>
          <table:table-cell table:style-name="ce114" office:value-type="float" office:value="0.86" calcext:value-type="float">
            <text:p>0,86 zł</text:p>
          </table:table-cell>
          <table:table-cell table:style-name="ce114" table:formula="of:=(1.09*[.D5])" office:value-type="float" office:value="0.9374" calcext:value-type="float">
            <text:p>0,94 zł</text:p>
          </table:table-cell>
          <table:table-cell table:style-name="ce114" table:formula="of:=([.C5]*[.E5])-([.C5]*[.D5])" office:value-type="float" office:value="10.449" calcext:value-type="float">
            <text:p>10,45 zł</text:p>
          </table:table-cell>
          <table:table-cell table:number-columns-repeated="1018"/>
        </table:table-row>
        <table:table-row table:style-name="ro2">
          <table:table-cell table:style-name="ce70" office:value-type="string" calcext:value-type="string">
            <text:p>4.</text:p>
          </table:table-cell>
          <table:table-cell table:style-name="ce70" office:value-type="string" calcext:value-type="string">
            <text:p>Kredki</text:p>
          </table:table-cell>
          <table:table-cell table:style-name="ce70" office:value-type="float" office:value="110" calcext:value-type="float">
            <text:p>110</text:p>
          </table:table-cell>
          <table:table-cell table:style-name="ce114" office:value-type="float" office:value="1.53" calcext:value-type="float">
            <text:p>1,53 zł</text:p>
          </table:table-cell>
          <table:table-cell table:style-name="ce114" table:formula="of:=(1.09*[.D6])" office:value-type="float" office:value="1.6677" calcext:value-type="float">
            <text:p>1,67 zł</text:p>
          </table:table-cell>
          <table:table-cell table:style-name="ce114" table:formula="of:=([.C6]*[.E6])-([.C6]*[.D6])" office:value-type="float" office:value="15.147" calcext:value-type="float">
            <text:p>15,15 zł</text:p>
          </table:table-cell>
          <table:table-cell table:number-columns-repeated="1018"/>
        </table:table-row>
        <table:table-row table:style-name="ro2">
          <table:table-cell table:style-name="ce70" office:value-type="string" calcext:value-type="string">
            <text:p>5.</text:p>
          </table:table-cell>
          <table:table-cell table:style-name="ce70" office:value-type="string" calcext:value-type="string">
            <text:p>Ołówek</text:p>
          </table:table-cell>
          <table:table-cell table:style-name="ce70" office:value-type="float" office:value="550" calcext:value-type="float">
            <text:p>550</text:p>
          </table:table-cell>
          <table:table-cell table:style-name="ce114" office:value-type="float" office:value="0.42" calcext:value-type="float">
            <text:p>0,42 zł</text:p>
          </table:table-cell>
          <table:table-cell table:style-name="ce114" table:formula="of:=(1.09*[.D7])" office:value-type="float" office:value="0.4578" calcext:value-type="float">
            <text:p>0,46 zł</text:p>
          </table:table-cell>
          <table:table-cell table:style-name="ce114" table:formula="of:=([.C7]*[.E7])-([.C7]*[.D7])" office:value-type="float" office:value="20.79" calcext:value-type="float">
            <text:p>20,79 zł</text:p>
          </table:table-cell>
          <table:table-cell table:number-columns-repeated="1018"/>
        </table:table-row>
        <table:table-row table:style-name="ro2">
          <table:table-cell table:style-name="ce70" office:value-type="string" calcext:value-type="string">
            <text:p>6.</text:p>
          </table:table-cell>
          <table:table-cell table:style-name="ce70" office:value-type="string" calcext:value-type="string">
            <text:p>Zeszyt</text:p>
          </table:table-cell>
          <table:table-cell table:style-name="ce70" office:value-type="float" office:value="500" calcext:value-type="float">
            <text:p>500</text:p>
          </table:table-cell>
          <table:table-cell table:style-name="ce114" office:value-type="float" office:value="1.25" calcext:value-type="float">
            <text:p>1,25 zł</text:p>
          </table:table-cell>
          <table:table-cell table:style-name="ce114" table:formula="of:=(1.09*[.D8])" office:value-type="float" office:value="1.3625" calcext:value-type="float">
            <text:p>1,36 zł</text:p>
          </table:table-cell>
          <table:table-cell table:style-name="ce114" table:formula="of:=([.C8]*[.E8])-([.C8]*[.D8])" office:value-type="float" office:value="56.25" calcext:value-type="float">
            <text:p>56,25 zł</text:p>
          </table:table-cell>
          <table:table-cell table:number-columns-repeated="1018"/>
        </table:table-row>
        <table:table-row table:style-name="ro1">
          <table:table-cell table:style-name="ce70" table:number-columns-repeated="4"/>
          <table:table-cell table:style-name="ce116"/>
          <table:table-cell table:style-name="ce118"/>
          <table:table-cell table:number-columns-repeated="1018"/>
        </table:table-row>
        <table:table-row table:style-name="ro7">
          <table:table-cell table:style-name="ce70"/>
          <table:table-cell table:style-name="ce70" office:value-type="string" calcext:value-type="string">
            <text:p>Marża</text:p>
          </table:table-cell>
          <table:table-cell table:style-name="ce113" office:value-type="percentage" office:value="0.09" calcext:value-type="percentage">
            <text:p>9%</text:p>
          </table:table-cell>
          <table:table-cell table:style-name="ce115"/>
          <table:table-cell table:style-name="ce117" office:value-type="string" calcext:value-type="string">
            <text:p>Razem</text:p>
          </table:table-cell>
          <table:table-cell table:style-name="ce119" table:formula="of:=SUM([.F3:.F8])" office:value-type="float" office:value="150.741" calcext:value-type="float">
            <text:p>150,74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jestr" table:style-name="ta11">
        <table:table-column table:style-name="co24" table:default-cell-style-name="ce63"/>
        <table:table-column table:style-name="co4" table:default-cell-style-name="ce63"/>
        <table:table-column table:style-name="co7" table:default-cell-style-name="ce63"/>
        <table:table-column table:style-name="co25" table:default-cell-style-name="ce63"/>
        <table:table-column table:style-name="co5" table:number-columns-repeated="253" table:default-cell-style-name="ce63"/>
        <table:table-column table:style-name="co5" table:number-columns-repeated="767" table:default-cell-style-name="Default"/>
        <table:table-row table:style-name="ro2" table:number-rows-repeated="3">
          <table:table-cell table:number-columns-repeated="1024"/>
        </table:table-row>
        <table:table-row table:style-name="ro2">
          <table:table-cell table:style-name="ce54" office:value-type="string" calcext:value-type="string" table:number-columns-spanned="7" table:number-rows-spanned="2">
            <text:p>REJESTR SPRZEDAŻY</text:p>
          </table:table-cell>
          <table:covered-table-cell table:number-columns-repeated="6" table:style-name="ce54"/>
          <table:table-cell table:number-columns-repeated="1017"/>
        </table:table-row>
        <table:table-row table:style-name="ro2">
          <table:covered-table-cell table:number-columns-repeated="7" table:style-name="ce54"/>
          <table:table-cell table:number-columns-repeated="1017"/>
        </table:table-row>
        <table:table-row table:style-name="ro3">
          <table:table-cell table:style-name="ce120" office:value-type="string" calcext:value-type="string">
            <text:p>Lp.</text:p>
          </table:table-cell>
          <table:table-cell table:style-name="ce120" office:value-type="string" calcext:value-type="string">
            <text:p>Nazwa towaru</text:p>
          </table:table-cell>
          <table:table-cell table:style-name="ce120" office:value-type="string" calcext:value-type="string">
            <text:p>Data sprzedaży</text:p>
          </table:table-cell>
          <table:table-cell table:style-name="ce120" office:value-type="string" calcext:value-type="string">
            <text:p>Wartość netto</text:p>
          </table:table-cell>
          <table:table-cell table:style-name="ce120" office:value-type="string" calcext:value-type="string">
            <text:p>VAT</text:p>
          </table:table-cell>
          <table:table-cell table:style-name="ce120" office:value-type="string" calcext:value-type="string">
            <text:p>Wartość brutto</text:p>
          </table:table-cell>
          <table:table-cell table:style-name="ce120"/>
          <table:table-cell table:number-columns-repeated="1017"/>
        </table:table-row>
        <table:table-row table:style-name="ro2">
          <table:table-cell table:style-name="ce70" table:number-columns-repeated="2"/>
          <table:table-cell table:style-name="ce121"/>
          <table:table-cell table:style-name="ce70"/>
          <table:table-cell table:style-name="ce113" office:value-type="percentage" office:value="0.22" calcext:value-type="percentage">
            <text:p>22%</text:p>
          </table:table-cell>
          <table:table-cell table:style-name="ce70"/>
          <table:table-cell table:style-name="ce113"/>
          <table:table-cell table:number-columns-repeated="1017"/>
        </table:table-row>
        <table:table-row table:style-name="ro2"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zeszyt B5</text:p>
          </table:table-cell>
          <table:table-cell table:style-name="ce122" table:formula="of:=TODAY()" office:value-type="date" office:date-value="2017-11-27" calcext:value-type="date">
            <text:p>27.11.2017</text:p>
          </table:table-cell>
          <table:table-cell table:style-name="ce114" office:value-type="float" office:value="13" calcext:value-type="float">
            <text:p>13,00 zł</text:p>
          </table:table-cell>
          <table:table-cell table:style-name="ce114"/>
          <table:table-cell table:style-name="ce114" table:formula="of:=(1.22*[.D8])" office:value-type="float" office:value="15.86" calcext:value-type="float">
            <text:p>15,86 zł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70" office:value-type="float" office:value="2" calcext:value-type="float">
            <text:p>2</text:p>
          </table:table-cell>
          <table:table-cell table:style-name="ce70" office:value-type="string" calcext:value-type="string">
            <text:p>zeszyt A4</text:p>
          </table:table-cell>
          <table:table-cell table:style-name="ce122" table:formula="of:=TODAY()" office:value-type="date" office:date-value="2017-11-27" calcext:value-type="date">
            <text:p>27.11.2017</text:p>
          </table:table-cell>
          <table:table-cell table:style-name="ce114" office:value-type="float" office:value="18" calcext:value-type="float">
            <text:p>18,00 zł</text:p>
          </table:table-cell>
          <table:table-cell table:style-name="ce114"/>
          <table:table-cell table:style-name="ce114" table:formula="of:=(1.22*[.D9])" office:value-type="float" office:value="21.96" calcext:value-type="float">
            <text:p>21,96 zł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70" office:value-type="float" office:value="3" calcext:value-type="float">
            <text:p>3</text:p>
          </table:table-cell>
          <table:table-cell table:style-name="ce70" office:value-type="string" calcext:value-type="string">
            <text:p>długopis</text:p>
          </table:table-cell>
          <table:table-cell table:style-name="ce122" table:formula="of:=TODAY()" office:value-type="date" office:date-value="2017-11-27" calcext:value-type="date">
            <text:p>27.11.2017</text:p>
          </table:table-cell>
          <table:table-cell table:style-name="ce114" office:value-type="float" office:value="10" calcext:value-type="float">
            <text:p>10,00 zł</text:p>
          </table:table-cell>
          <table:table-cell table:style-name="ce114"/>
          <table:table-cell table:style-name="ce114" table:formula="of:=(1.22*[.D10])" office:value-type="float" office:value="12.2" calcext:value-type="float">
            <text:p>12,20 zł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70" office:value-type="float" office:value="4" calcext:value-type="float">
            <text:p>4</text:p>
          </table:table-cell>
          <table:table-cell table:style-name="ce70" office:value-type="string" calcext:value-type="string">
            <text:p>pióro</text:p>
          </table:table-cell>
          <table:table-cell table:style-name="ce122" table:formula="of:=TODAY()" office:value-type="date" office:date-value="2017-11-27" calcext:value-type="date">
            <text:p>27.11.2017</text:p>
          </table:table-cell>
          <table:table-cell table:style-name="ce114" office:value-type="float" office:value="30" calcext:value-type="float">
            <text:p>30,00 zł</text:p>
          </table:table-cell>
          <table:table-cell table:style-name="ce114"/>
          <table:table-cell table:style-name="ce114" table:formula="of:=(1.22*[.D11])" office:value-type="float" office:value="36.6" calcext:value-type="float">
            <text:p>36,60 zł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70" office:value-type="float" office:value="5" calcext:value-type="float">
            <text:p>5</text:p>
          </table:table-cell>
          <table:table-cell table:style-name="ce70" office:value-type="string" calcext:value-type="string">
            <text:p>linijka</text:p>
          </table:table-cell>
          <table:table-cell table:style-name="ce122" table:formula="of:=TODAY()" office:value-type="date" office:date-value="2017-11-27" calcext:value-type="date">
            <text:p>27.11.2017</text:p>
          </table:table-cell>
          <table:table-cell table:style-name="ce114" office:value-type="float" office:value="6" calcext:value-type="float">
            <text:p>6,00 zł</text:p>
          </table:table-cell>
          <table:table-cell table:style-name="ce114"/>
          <table:table-cell table:style-name="ce114" table:formula="of:=(1.22*[.D12])" office:value-type="float" office:value="7.32" calcext:value-type="float">
            <text:p>7,32 zł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70" office:value-type="float" office:value="6" calcext:value-type="float">
            <text:p>6</text:p>
          </table:table-cell>
          <table:table-cell table:style-name="ce70" office:value-type="string" calcext:value-type="string">
            <text:p>ekierka</text:p>
          </table:table-cell>
          <table:table-cell table:style-name="ce122" table:formula="of:=TODAY()" office:value-type="date" office:date-value="2017-11-27" calcext:value-type="date">
            <text:p>27.11.2017</text:p>
          </table:table-cell>
          <table:table-cell table:style-name="ce114" office:value-type="float" office:value="7" calcext:value-type="float">
            <text:p>7,00 zł</text:p>
          </table:table-cell>
          <table:table-cell table:style-name="ce114"/>
          <table:table-cell table:style-name="ce114" table:formula="of:=(1.22*[.D13])" office:value-type="float" office:value="8.54" calcext:value-type="float">
            <text:p>8,54 zł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70" office:value-type="float" office:value="7" calcext:value-type="float">
            <text:p>7</text:p>
          </table:table-cell>
          <table:table-cell table:style-name="ce70" office:value-type="string" calcext:value-type="string">
            <text:p>gumka</text:p>
          </table:table-cell>
          <table:table-cell table:style-name="ce122" table:formula="of:=TODAY()" office:value-type="date" office:date-value="2017-11-27" calcext:value-type="date">
            <text:p>27.11.2017</text:p>
          </table:table-cell>
          <table:table-cell table:style-name="ce114" office:value-type="float" office:value="1" calcext:value-type="float">
            <text:p>1,00 zł</text:p>
          </table:table-cell>
          <table:table-cell table:style-name="ce114"/>
          <table:table-cell table:style-name="ce114" table:formula="of:=(1.22*[.D14])" office:value-type="float" office:value="1.22" calcext:value-type="float">
            <text:p>1,22 zł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70" office:value-type="float" office:value="8" calcext:value-type="float">
            <text:p>8</text:p>
          </table:table-cell>
          <table:table-cell table:style-name="ce70" office:value-type="string" calcext:value-type="string">
            <text:p>kredki</text:p>
          </table:table-cell>
          <table:table-cell table:style-name="ce122" table:formula="of:=TODAY()" office:value-type="date" office:date-value="2017-11-27" calcext:value-type="date">
            <text:p>27.11.2017</text:p>
          </table:table-cell>
          <table:table-cell table:style-name="ce114" office:value-type="float" office:value="12" calcext:value-type="float">
            <text:p>12,00 zł</text:p>
          </table:table-cell>
          <table:table-cell table:style-name="ce114"/>
          <table:table-cell table:style-name="ce114" table:formula="of:=(1.22*[.D15])" office:value-type="float" office:value="14.64" calcext:value-type="float">
            <text:p>14,64 zł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70" office:value-type="float" office:value="9" calcext:value-type="float">
            <text:p>9</text:p>
          </table:table-cell>
          <table:table-cell table:style-name="ce70" office:value-type="string" calcext:value-type="string">
            <text:p>farby</text:p>
          </table:table-cell>
          <table:table-cell table:style-name="ce122" table:formula="of:=TODAY()" office:value-type="date" office:date-value="2017-11-27" calcext:value-type="date">
            <text:p>27.11.2017</text:p>
          </table:table-cell>
          <table:table-cell table:style-name="ce114" office:value-type="float" office:value="25" calcext:value-type="float">
            <text:p>25,00 zł</text:p>
          </table:table-cell>
          <table:table-cell table:style-name="ce114"/>
          <table:table-cell table:style-name="ce114" table:formula="of:=(1.22*[.D16])" office:value-type="float" office:value="30.5" calcext:value-type="float">
            <text:p>30,50 zł</text:p>
          </table:table-cell>
          <table:table-cell table:style-name="ce70"/>
          <table:table-cell table:style-name="ce123"/>
          <table:table-cell table:number-columns-repeated="1016"/>
        </table:table-row>
        <table:table-row table:style-name="ro2">
          <table:table-cell table:style-name="ce70" table:number-columns-repeated="4"/>
          <table:table-cell table:style-name="ce70" office:value-type="string" calcext:value-type="string">
            <text:p>RAZEM</text:p>
          </table:table-cell>
          <table:table-cell table:style-name="ce114" table:formula="of:=SUM([.F8:.F16])" office:value-type="float" office:value="148.84" calcext:value-type="float">
            <text:p>148,84 zł</text:p>
          </table:table-cell>
          <table:table-cell table:style-name="ce70"/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blioteka" table:style-name="ta12">
        <table:table-column table:style-name="co26" table:default-cell-style-name="ce63"/>
        <table:table-column table:style-name="co5" table:default-cell-style-name="ce63"/>
        <table:table-column table:style-name="co27" table:default-cell-style-name="ce63"/>
        <table:table-column table:style-name="co28" table:default-cell-style-name="ce63"/>
        <table:table-column table:style-name="co5" table:default-cell-style-name="ce63"/>
        <table:table-column table:style-name="co29" table:default-cell-style-name="ce63"/>
        <table:table-column table:style-name="co30" table:default-cell-style-name="ce63"/>
        <table:table-column table:style-name="co5" table:number-columns-repeated="250" table:default-cell-style-name="ce63"/>
        <table:table-column table:style-name="co5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54" office:value-type="string" calcext:value-type="string" table:number-columns-spanned="7" table:number-rows-spanned="1">
            <text:p>BIBLIOTEKA PUBLICZNA</text:p>
          </table:table-cell>
          <table:covered-table-cell table:number-columns-repeated="6" table:style-name="ce54"/>
          <table:table-cell table:number-columns-repeated="1017"/>
        </table:table-row>
        <table:table-row table:style-name="ro2">
          <table:table-cell table:style-name="ce70" table:number-columns-repeated="7"/>
          <table:table-cell table:number-columns-repeated="1017"/>
        </table:table-row>
        <table:table-row table:style-name="ro7">
          <table:table-cell table:style-name="ce70" table:number-columns-repeated="4"/>
          <table:table-cell table:style-name="ce70" office:value-type="string" calcext:value-type="string">
            <text:p>Dzisiaj:</text:p>
          </table:table-cell>
          <table:table-cell table:style-name="ce70"/>
          <table:table-cell table:style-name="ce125"/>
          <table:table-cell table:number-columns-repeated="1017"/>
        </table:table-row>
        <table:table-row table:style-name="ro2">
          <table:table-cell table:style-name="ce70" table:number-columns-repeated="4"/>
          <table:table-cell table:style-name="ce70" office:value-type="string" calcext:value-type="string">
            <text:p>Okres wypożyczenia:</text:p>
          </table:table-cell>
          <table:table-cell table:style-name="ce70"/>
          <table:table-cell table:style-name="ce70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70" table:number-columns-repeated="4"/>
          <table:table-cell table:style-name="ce70" office:value-type="string" calcext:value-type="string">
            <text:p>Kara za dzień:</text:p>
          </table:table-cell>
          <table:table-cell table:style-name="ce70"/>
          <table:table-cell table:style-name="ce129" office:value-type="float" office:value="0.1" calcext:value-type="float">
            <text:p><text:s/>0,10 <text:s text:c="5"/></text:p>
          </table:table-cell>
          <table:table-cell table:number-columns-repeated="1017"/>
        </table:table-row>
        <table:table-row table:style-name="ro2">
          <table:table-cell table:style-name="ce70" table:number-columns-repeated="6"/>
          <table:table-cell table:style-name="ce130"/>
          <table:table-cell table:number-columns-repeated="1017"/>
        </table:table-row>
        <table:table-row table:style-name="ro3">
          <table:table-cell table:style-name="ce124" office:value-type="string" calcext:value-type="string">
            <text:p>Nazwisko ucznia</text:p>
          </table:table-cell>
          <table:table-cell table:style-name="ce124" office:value-type="string" calcext:value-type="string">
            <text:p>Sygnatura</text:p>
          </table:table-cell>
          <table:table-cell table:style-name="ce124" office:value-type="string" calcext:value-type="string">
            <text:p>Data wypo- życzenia</text:p>
          </table:table-cell>
          <table:table-cell table:style-name="ce124" office:value-type="string" calcext:value-type="string">
            <text:p>Data zwrotu</text:p>
          </table:table-cell>
          <table:table-cell table:style-name="ce124" office:value-type="string" calcext:value-type="string">
            <text:p>Ile dni</text:p>
          </table:table-cell>
          <table:table-cell table:style-name="ce124" office:value-type="string" calcext:value-type="string">
            <text:p>Spóźnienie</text:p>
          </table:table-cell>
          <table:table-cell table:style-name="ce124" office:value-type="string" calcext:value-type="string">
            <text:p>Kara</text:p>
          </table:table-cell>
          <table:table-cell table:number-columns-repeated="1017"/>
        </table:table-row>
        <table:table-row table:style-name="ro2">
          <table:table-cell table:style-name="ce70" office:value-type="string" calcext:value-type="string">
            <text:p>Nowak</text:p>
          </table:table-cell>
          <table:table-cell table:style-name="ce70" office:value-type="string" calcext:value-type="string">
            <text:p>BS233</text:p>
          </table:table-cell>
          <table:table-cell table:style-name="ce125" office:value-type="date" office:date-value="2002-01-25" calcext:value-type="date">
            <text:p>25.1.2002</text:p>
          </table:table-cell>
          <table:table-cell table:style-name="ce126" table:formula="of:=TODAY()" office:value-type="date" office:date-value="2017-11-27" calcext:value-type="date">
            <text:p>27.11.2017</text:p>
          </table:table-cell>
          <table:table-cell table:style-name="ce127" table:formula="of:=([.D10]-[.C10])" office:value-type="float" office:value="5785" calcext:value-type="float">
            <text:p>5785</text:p>
          </table:table-cell>
          <table:table-cell table:style-name="ce70" table:formula="of:=([.E10]-[.$G$6])" office:value-type="float" office:value="5755" calcext:value-type="float">
            <text:p>5755</text:p>
          </table:table-cell>
          <table:table-cell table:style-name="ce130" table:formula="of:=([.F10]*[.$G$7])" office:value-type="float" office:value="575.5" calcext:value-type="float">
            <text:p><text:s/>575,50 zł </text:p>
          </table:table-cell>
          <table:table-cell table:number-columns-repeated="1017"/>
        </table:table-row>
        <table:table-row table:style-name="ro2">
          <table:table-cell table:style-name="ce70" office:value-type="string" calcext:value-type="string">
            <text:p>Kowalski</text:p>
          </table:table-cell>
          <table:table-cell table:style-name="ce70" office:value-type="string" calcext:value-type="string">
            <text:p>BS134</text:p>
          </table:table-cell>
          <table:table-cell table:style-name="ce125" office:value-type="date" office:date-value="2002-02-01" calcext:value-type="date">
            <text:p>1.2.2002</text:p>
          </table:table-cell>
          <table:table-cell table:style-name="ce126" table:formula="of:=TODAY()" office:value-type="date" office:date-value="2017-11-27" calcext:value-type="date">
            <text:p>27.11.2017</text:p>
          </table:table-cell>
          <table:table-cell table:style-name="ce127" table:formula="of:=([.D11]-[.C11])" office:value-type="float" office:value="5778" calcext:value-type="float">
            <text:p>5778</text:p>
          </table:table-cell>
          <table:table-cell table:style-name="ce70" table:formula="of:=([.E11]-[.$G$6])" office:value-type="float" office:value="5748" calcext:value-type="float">
            <text:p>5748</text:p>
          </table:table-cell>
          <table:table-cell table:style-name="ce130" table:formula="of:=([.F11]*[.$G$7])" office:value-type="float" office:value="574.8" calcext:value-type="float">
            <text:p><text:s/>574,80 zł </text:p>
          </table:table-cell>
          <table:table-cell table:number-columns-repeated="1017"/>
        </table:table-row>
        <table:table-row table:style-name="ro2">
          <table:table-cell table:style-name="ce70" office:value-type="string" calcext:value-type="string">
            <text:p>Paciej</text:p>
          </table:table-cell>
          <table:table-cell table:style-name="ce70" office:value-type="string" calcext:value-type="string">
            <text:p>BS342</text:p>
          </table:table-cell>
          <table:table-cell table:style-name="ce125" office:value-type="date" office:date-value="2001-05-04" calcext:value-type="date">
            <text:p>4.5.2001</text:p>
          </table:table-cell>
          <table:table-cell table:style-name="ce126" table:formula="of:=TODAY()" office:value-type="date" office:date-value="2017-11-27" calcext:value-type="date">
            <text:p>27.11.2017</text:p>
          </table:table-cell>
          <table:table-cell table:style-name="ce127" table:formula="of:=([.D12]-[.C12])" office:value-type="float" office:value="6051" calcext:value-type="float">
            <text:p>6051</text:p>
          </table:table-cell>
          <table:table-cell table:style-name="ce70" table:formula="of:=([.E12]-[.$G$6])" office:value-type="float" office:value="6021" calcext:value-type="float">
            <text:p>6021</text:p>
          </table:table-cell>
          <table:table-cell table:style-name="ce130" table:formula="of:=([.F12]*[.$G$7])" office:value-type="float" office:value="602.1" calcext:value-type="float">
            <text:p><text:s/>602,10 zł </text:p>
          </table:table-cell>
          <table:table-cell table:number-columns-repeated="1017"/>
        </table:table-row>
        <table:table-row table:style-name="ro2">
          <table:table-cell table:style-name="ce70" office:value-type="string" calcext:value-type="string">
            <text:p>Szmit</text:p>
          </table:table-cell>
          <table:table-cell table:style-name="ce70" office:value-type="string" calcext:value-type="string">
            <text:p>BS004</text:p>
          </table:table-cell>
          <table:table-cell table:style-name="ce125" office:value-type="date" office:date-value="2000-05-10" calcext:value-type="date">
            <text:p>10.5.2000</text:p>
          </table:table-cell>
          <table:table-cell table:style-name="ce126" table:formula="of:=TODAY()" office:value-type="date" office:date-value="2017-11-27" calcext:value-type="date">
            <text:p>27.11.2017</text:p>
          </table:table-cell>
          <table:table-cell table:style-name="ce127" table:formula="of:=([.D13]-[.C13])" office:value-type="float" office:value="6410" calcext:value-type="float">
            <text:p>6410</text:p>
          </table:table-cell>
          <table:table-cell table:style-name="ce70" table:formula="of:=([.E13]-[.$G$6])" office:value-type="float" office:value="6380" calcext:value-type="float">
            <text:p>6380</text:p>
          </table:table-cell>
          <table:table-cell table:style-name="ce130" table:formula="of:=([.F13]*[.$G$7])" office:value-type="float" office:value="638" calcext:value-type="float">
            <text:p><text:s/>638,00 zł </text:p>
          </table:table-cell>
          <table:table-cell table:number-columns-repeated="1017"/>
        </table:table-row>
        <table:table-row table:style-name="ro2">
          <table:table-cell table:style-name="ce70" office:value-type="string" calcext:value-type="string">
            <text:p>Drukarski</text:p>
          </table:table-cell>
          <table:table-cell table:style-name="ce70" office:value-type="string" calcext:value-type="string">
            <text:p>BS611</text:p>
          </table:table-cell>
          <table:table-cell table:style-name="ce125" office:value-type="date" office:date-value="2001-12-06" calcext:value-type="date">
            <text:p>6.12.2001</text:p>
          </table:table-cell>
          <table:table-cell table:style-name="ce126" table:formula="of:=TODAY()" office:value-type="date" office:date-value="2017-11-27" calcext:value-type="date">
            <text:p>27.11.2017</text:p>
          </table:table-cell>
          <table:table-cell table:style-name="ce127" table:formula="of:=([.D14]-[.C14])" office:value-type="float" office:value="5835" calcext:value-type="float">
            <text:p>5835</text:p>
          </table:table-cell>
          <table:table-cell table:style-name="ce70" table:formula="of:=([.E14]-[.$G$6])" office:value-type="float" office:value="5805" calcext:value-type="float">
            <text:p>5805</text:p>
          </table:table-cell>
          <table:table-cell table:style-name="ce130" table:formula="of:=([.F14]*[.$G$7])" office:value-type="float" office:value="580.5" calcext:value-type="float">
            <text:p><text:s/>580,50 zł </text:p>
          </table:table-cell>
          <table:table-cell table:number-columns-repeated="1017"/>
        </table:table-row>
        <table:table-row table:style-name="ro2">
          <table:table-cell table:style-name="ce70" table:number-columns-repeated="2"/>
          <table:table-cell table:style-name="ce122" table:number-columns-repeated="2"/>
          <table:table-cell table:style-name="ce70" table:number-columns-repeated="3"/>
          <table:table-cell table:number-columns-repeated="1017"/>
        </table:table-row>
        <table:table-row table:style-name="ro2">
          <table:table-cell table:style-name="ce70" table:number-columns-repeated="7"/>
          <table:table-cell table:number-columns-repeated="1017"/>
        </table:table-row>
        <table:table-row table:style-name="ro2">
          <table:table-cell table:style-name="ce70" table:number-columns-repeated="4"/>
          <table:table-cell table:style-name="ce128" office:value-type="string" calcext:value-type="string">
            <text:p>RAZEM KARY</text:p>
          </table:table-cell>
          <table:table-cell table:style-name="ce128"/>
          <table:table-cell table:style-name="ce131" table:formula="of:=SUM([.G10:.G14])" office:value-type="float" office:value="2970.9" calcext:value-type="float">
            <text:p><text:s/>2 970,90 zł </text:p>
          </table:table-cell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erty" table:style-name="ta13">
        <table:table-column table:style-name="co31" table:default-cell-style-name="ce63"/>
        <table:table-column table:style-name="co7" table:default-cell-style-name="ce63"/>
        <table:table-column table:style-name="co32" table:default-cell-style-name="ce63"/>
        <table:table-column table:style-name="co5" table:number-columns-repeated="254" table:default-cell-style-name="ce63"/>
        <table:table-column table:style-name="co5" table:number-columns-repeated="767" table:default-cell-style-name="Default"/>
        <table:table-row table:style-name="ro8">
          <table:table-cell/>
          <table:table-cell office:value-type="string" calcext:value-type="string">
            <text:p>ZESTAWIENIE OFERT KOLONIJNYCH</text:p>
          </table:table-cell>
          <table:table-cell table:style-name="ce13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33" office:value-type="string" calcext:value-type="string">
            <text:p>Dokąd jedziemy</text:p>
          </table:table-cell>
          <table:table-cell table:style-name="ce133" office:value-type="string" calcext:value-type="string">
            <text:p>Data początkowa</text:p>
          </table:table-cell>
          <table:table-cell table:style-name="ce133" office:value-type="string" calcext:value-type="string">
            <text:p>Data końcowa</text:p>
          </table:table-cell>
          <table:table-cell table:style-name="ce133" office:value-type="string" calcext:value-type="string">
            <text:p>Koszt <text:s text:c="2"/></text:p>
          </table:table-cell>
          <table:table-cell table:style-name="ce150" office:value-type="string" calcext:value-type="string">
            <text:p>Ile dni na koloniach</text:p>
          </table:table-cell>
          <table:table-cell table:style-name="ce133" office:value-type="string" calcext:value-type="string">
            <text:p>Koszt dzienn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rynica Morska</text:p>
          </table:table-cell>
          <table:table-cell table:style-name="ce78" office:value-type="date" office:date-value="2004-07-01" calcext:value-type="date">
            <text:p>1.07.2004</text:p>
          </table:table-cell>
          <table:table-cell table:style-name="ce78" office:value-type="date" office:date-value="2004-07-15" calcext:value-type="date">
            <text:p>15.07.2004</text:p>
          </table:table-cell>
          <table:table-cell office:value-type="float" office:value="800" calcext:value-type="float">
            <text:p>800</text:p>
          </table:table-cell>
          <table:table-cell table:formula="of:=DATEDIF([.B4];[.C4];&quot;D&quot;)" office:value-type="float" office:value="14" calcext:value-type="float">
            <text:p>14</text:p>
          </table:table-cell>
          <table:table-cell table:style-name="ce149" table:formula="of:=([.D4]/[.E4])" office:value-type="float" office:value="57.1428571428571" calcext:value-type="float">
            <text:p>57,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zczecin</text:p>
          </table:table-cell>
          <table:table-cell table:style-name="ce78" office:value-type="date" office:date-value="2004-07-01" calcext:value-type="date">
            <text:p>1.07.2004</text:p>
          </table:table-cell>
          <table:table-cell table:style-name="ce78" office:value-type="date" office:date-value="2004-07-16" calcext:value-type="date">
            <text:p>16.07.2004</text:p>
          </table:table-cell>
          <table:table-cell office:value-type="float" office:value="690" calcext:value-type="float">
            <text:p>690</text:p>
          </table:table-cell>
          <table:table-cell table:formula="of:=DATEDIF([.B5];[.C5];&quot;D&quot;)" office:value-type="float" office:value="15" calcext:value-type="float">
            <text:p>15</text:p>
          </table:table-cell>
          <table:table-cell table:style-name="ce149" table:formula="of:=([.D5]/[.E5])" office:value-type="float" office:value="46" calcext:value-type="float">
            <text:p>46,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Łeba</text:p>
          </table:table-cell>
          <table:table-cell table:style-name="ce78" office:value-type="date" office:date-value="2004-07-01" calcext:value-type="date">
            <text:p>1.07.2004</text:p>
          </table:table-cell>
          <table:table-cell table:style-name="ce78" office:value-type="date" office:date-value="2004-07-14" calcext:value-type="date">
            <text:p>14.07.2004</text:p>
          </table:table-cell>
          <table:table-cell office:value-type="float" office:value="720" calcext:value-type="float">
            <text:p>720</text:p>
          </table:table-cell>
          <table:table-cell table:formula="of:=DATEDIF([.B6];[.C6];&quot;D&quot;)" office:value-type="float" office:value="13" calcext:value-type="float">
            <text:p>13</text:p>
          </table:table-cell>
          <table:table-cell table:style-name="ce149" table:formula="of:=([.D6]/[.E6])" office:value-type="float" office:value="55.3846153846154" calcext:value-type="float">
            <text:p>55,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zczyrk</text:p>
          </table:table-cell>
          <table:table-cell table:style-name="ce78" office:value-type="date" office:date-value="2004-07-01" calcext:value-type="date">
            <text:p>1.07.2004</text:p>
          </table:table-cell>
          <table:table-cell table:style-name="ce78" office:value-type="date" office:date-value="2004-07-16" calcext:value-type="date">
            <text:p>16.07.2004</text:p>
          </table:table-cell>
          <table:table-cell office:value-type="float" office:value="610" calcext:value-type="float">
            <text:p>610</text:p>
          </table:table-cell>
          <table:table-cell table:formula="of:=DATEDIF([.B7];[.C7];&quot;D&quot;)" office:value-type="float" office:value="15" calcext:value-type="float">
            <text:p>15</text:p>
          </table:table-cell>
          <table:table-cell table:style-name="ce149" table:formula="of:=([.D7]/[.E7])" office:value-type="float" office:value="40.6666666666667" calcext:value-type="float">
            <text:p>40,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ołobrzeg</text:p>
          </table:table-cell>
          <table:table-cell table:style-name="ce78" office:value-type="date" office:date-value="2004-07-01" calcext:value-type="date">
            <text:p>1.07.2004</text:p>
          </table:table-cell>
          <table:table-cell table:style-name="ce78" office:value-type="date" office:date-value="2004-07-15" calcext:value-type="date">
            <text:p>15.07.2004</text:p>
          </table:table-cell>
          <table:table-cell office:value-type="float" office:value="590" calcext:value-type="float">
            <text:p>590</text:p>
          </table:table-cell>
          <table:table-cell table:formula="of:=DATEDIF([.B8];[.C8];&quot;D&quot;)" office:value-type="float" office:value="14" calcext:value-type="float">
            <text:p>14</text:p>
          </table:table-cell>
          <table:table-cell table:style-name="ce149" table:formula="of:=([.D8]/[.E8])" office:value-type="float" office:value="42.1428571428571" calcext:value-type="float">
            <text:p>42,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l</text:p>
          </table:table-cell>
          <table:table-cell table:style-name="ce78" office:value-type="date" office:date-value="2004-07-01" calcext:value-type="date">
            <text:p>1.07.2004</text:p>
          </table:table-cell>
          <table:table-cell table:style-name="ce78" office:value-type="date" office:date-value="2004-07-14" calcext:value-type="date">
            <text:p>14.07.2004</text:p>
          </table:table-cell>
          <table:table-cell office:value-type="float" office:value="750" calcext:value-type="float">
            <text:p>750</text:p>
          </table:table-cell>
          <table:table-cell table:formula="of:=DATEDIF([.B9];[.C9];&quot;D&quot;)" office:value-type="float" office:value="13" calcext:value-type="float">
            <text:p>13</text:p>
          </table:table-cell>
          <table:table-cell table:style-name="ce149" table:formula="of:=([.D9]/[.E9])" office:value-type="float" office:value="57.6923076923077" calcext:value-type="float">
            <text:p>57,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kopane</text:p>
          </table:table-cell>
          <table:table-cell table:style-name="ce78" office:value-type="date" office:date-value="2004-07-01" calcext:value-type="date">
            <text:p>1.07.2004</text:p>
          </table:table-cell>
          <table:table-cell table:style-name="ce78" office:value-type="date" office:date-value="2004-07-16" calcext:value-type="date">
            <text:p>16.07.2004</text:p>
          </table:table-cell>
          <table:table-cell office:value-type="float" office:value="820" calcext:value-type="float">
            <text:p>820</text:p>
          </table:table-cell>
          <table:table-cell table:formula="of:=DATEDIF([.B10];[.C10];&quot;D&quot;)" office:value-type="float" office:value="15" calcext:value-type="float">
            <text:p>15</text:p>
          </table:table-cell>
          <table:table-cell table:style-name="ce149" table:formula="of:=([.D10]/[.E10])" office:value-type="float" office:value="54.6666666666667" calcext:value-type="float">
            <text:p>54,67</text:p>
          </table:table-cell>
          <table:table-cell table:number-columns-repeated="1018"/>
        </table:table-row>
        <table:table-row table:style-name="ro2">
          <table:table-cell/>
          <table:table-cell table:style-name="ce78" office:value-type="string" calcext:value-type="string">
            <text:p>.</text:p>
          </table:table-cell>
          <table:table-cell table:style-name="ce78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Średni koszt</text:p>
          </table:table-cell>
          <table:table-cell table:style-name="ce149" table:formula="of:=AVERAGE([.D4:.D10])" office:value-type="float" office:value="711.428571428572" calcext:value-type="float">
            <text:p>711,43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redyt" table:style-name="ta14">
        <office:forms form:automatic-focus="false" form:apply-design-mode="false"/>
        <table:shapes>
          <draw:frame draw:z-index="0" draw:style-name="gr8" draw:text-style-name="P4" svg:width="160mm" svg:height="90mm" svg:x="18.29mm" svg:y="185.68mm">
            <loext:p/>
            <draw:object draw:notify-on-update-of-ranges="Kredyt.E18:Kredyt.E29 Kredyt.F18:Kredyt.F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ce63"/>
        <table:table-column table:style-name="co33" table:default-cell-style-name="ce63"/>
        <table:table-column table:style-name="co34" table:default-cell-style-name="ce63"/>
        <table:table-column table:style-name="co35" table:default-cell-style-name="ce63"/>
        <table:table-column table:style-name="co5" table:default-cell-style-name="ce63"/>
        <table:table-column table:style-name="co23" table:default-cell-style-name="ce63"/>
        <table:table-column table:style-name="co36" table:default-cell-style-name="ce63"/>
        <table:table-column table:style-name="co5" table:number-columns-repeated="250" table:default-cell-style-name="ce63"/>
        <table:table-column table:style-name="co5" table:number-columns-repeated="767" table:default-cell-style-name="Default"/>
        <table:table-row table:style-name="ro9">
          <table:table-cell table:style-name="ce191" office:value-type="string" calcext:value-type="string">
            <text:p>W celu zakupu komputera zaciągnąłeś/eś/ w banku kredyt w wysokości 3000 zł.</text:p>
          </table:table-cell>
          <table:table-cell table:style-name="ce192" table:number-columns-repeated="6"/>
          <table:table-cell table:number-columns-repeated="1017"/>
        </table:table-row>
        <table:table-row table:style-name="ro9">
          <table:table-cell table:style-name="ce191" office:value-type="string" calcext:value-type="string">
            <text:p>na okres 12 miesięcy. Spłacając pożyczkę spłacasz raty kapitałowe i odsetki.</text:p>
          </table:table-cell>
          <table:table-cell table:style-name="ce192" table:number-columns-repeated="6"/>
          <table:table-cell table:number-columns-repeated="1017"/>
        </table:table-row>
        <table:table-row table:style-name="ro9">
          <table:table-cell table:style-name="ce191" office:value-type="string" calcext:value-type="string">
            <text:p>Wysokość odsetek zmniejsza się wraz ze spłata rat kapitałowych.</text:p>
          </table:table-cell>
          <table:table-cell table:style-name="ce192" table:number-columns-repeated="6"/>
          <table:table-cell table:number-columns-repeated="1017"/>
        </table:table-row>
        <table:table-row table:style-name="ro2">
          <table:table-cell table:style-name="ce192" table:number-columns-repeated="7"/>
          <table:table-cell table:number-columns-repeated="1017"/>
        </table:table-row>
        <table:table-row table:style-name="ro9">
          <table:table-cell table:style-name="ce192"/>
          <table:table-cell table:style-name="ce191" office:value-type="string" calcext:value-type="string">
            <text:p>Oblicz wysokość odsetek przypadajacych na n-ty miesiąc.</text:p>
          </table:table-cell>
          <table:table-cell table:style-name="ce191" table:number-columns-repeated="5"/>
          <table:table-cell table:number-columns-repeated="1017"/>
        </table:table-row>
        <table:table-row table:style-name="ro9">
          <table:table-cell table:style-name="ce192"/>
          <table:table-cell table:style-name="ce191" office:value-type="string" calcext:value-type="string">
            <text:p>Oblicz ile pieniędzy musisz przeznaczyć w każdym miesiącu na spłatę</text:p>
          </table:table-cell>
          <table:table-cell table:style-name="ce191" table:number-columns-repeated="5"/>
          <table:table-cell table:number-columns-repeated="1017"/>
        </table:table-row>
        <table:table-row table:style-name="ro9">
          <table:table-cell table:style-name="ce192"/>
          <table:table-cell table:style-name="ce191" office:value-type="string" calcext:value-type="string">
            <text:p>zaciągniętego kredytu.</text:p>
          </table:table-cell>
          <table:table-cell table:style-name="ce191" table:number-columns-repeated="5"/>
          <table:table-cell table:number-columns-repeated="1017"/>
        </table:table-row>
        <table:table-row table:style-name="ro9">
          <table:table-cell table:style-name="ce192"/>
          <table:table-cell table:style-name="ce191" office:value-type="string" calcext:value-type="string">
            <text:p>Oblicz realny koszt pożyczki tj. ile procent więcej musiałaś/eś/ zwrócić do banku</text:p>
          </table:table-cell>
          <table:table-cell table:style-name="ce191" table:number-columns-repeated="5"/>
          <table:table-cell table:number-columns-repeated="1017"/>
        </table:table-row>
        <table:table-row table:style-name="ro9">
          <table:table-cell table:style-name="ce192"/>
          <table:table-cell table:style-name="ce191" table:number-columns-repeated="6"/>
          <table:table-cell table:number-columns-repeated="1017"/>
        </table:table-row>
        <table:table-row table:style-name="ro9">
          <table:table-cell table:style-name="ce192"/>
          <table:table-cell table:style-name="ce193" office:value-type="string" calcext:value-type="string">
            <text:p>Dane do zadania:</text:p>
          </table:table-cell>
          <table:table-cell table:style-name="ce193"/>
          <table:table-cell table:style-name="ce191" table:number-columns-repeated="4"/>
          <table:table-cell table:number-columns-repeated="1017"/>
        </table:table-row>
        <table:table-row table:style-name="ro9">
          <table:table-cell table:style-name="ce192"/>
          <table:table-cell table:style-name="ce194" office:value-type="string" calcext:value-type="string">
            <text:p>Wysokość kredytu: </text:p>
          </table:table-cell>
          <table:table-cell table:style-name="ce194"/>
          <table:table-cell table:style-name="ce199" office:value-type="float" office:value="3000" calcext:value-type="float">
            <text:p>3 000,00 zł</text:p>
          </table:table-cell>
          <table:table-cell table:style-name="ce191" table:number-columns-repeated="3"/>
          <table:table-cell table:number-columns-repeated="1017"/>
        </table:table-row>
        <table:table-row table:style-name="ro9">
          <table:table-cell table:style-name="ce192"/>
          <table:table-cell table:style-name="ce89" office:value-type="string" calcext:value-type="string" table:number-columns-spanned="2" table:number-rows-spanned="1">
            <text:p>Ilość rat:</text:p>
          </table:table-cell>
          <table:covered-table-cell table:style-name="ce89"/>
          <table:table-cell table:style-name="ce204" office:value-type="float" office:value="12" calcext:value-type="float">
            <text:p>12</text:p>
          </table:table-cell>
          <table:table-cell table:style-name="ce191" table:number-columns-repeated="3"/>
          <table:table-cell table:number-columns-repeated="1017"/>
        </table:table-row>
        <table:table-row table:style-name="ro9">
          <table:table-cell table:style-name="ce192"/>
          <table:table-cell table:style-name="ce194" office:value-type="string" calcext:value-type="string">
            <text:p>Wysokość raty kapitałowej:</text:p>
          </table:table-cell>
          <table:table-cell table:style-name="ce194"/>
          <table:table-cell table:style-name="ce205"/>
          <table:table-cell table:style-name="ce191" table:number-columns-repeated="3"/>
          <table:table-cell table:number-columns-repeated="1017"/>
        </table:table-row>
        <table:table-row table:style-name="ro9">
          <table:table-cell table:style-name="ce192"/>
          <table:table-cell table:style-name="ce194" office:value-type="string" calcext:value-type="string">
            <text:p>Data zaciągnięcia kredytu: </text:p>
          </table:table-cell>
          <table:table-cell table:style-name="ce194"/>
          <table:table-cell table:style-name="ce206" office:value-type="string" calcext:value-type="string">
            <text:p>funkcja DZIŚ()</text:p>
          </table:table-cell>
          <table:table-cell table:style-name="ce191" table:number-columns-repeated="3"/>
          <table:table-cell table:number-columns-repeated="1017"/>
        </table:table-row>
        <table:table-row table:style-name="ro9">
          <table:table-cell table:style-name="ce192"/>
          <table:table-cell table:style-name="ce194" office:value-type="string" calcext:value-type="string">
            <text:p>Oprocentowanie miesięczne: </text:p>
          </table:table-cell>
          <table:table-cell table:style-name="ce194"/>
          <table:table-cell table:style-name="ce207" office:value-type="percentage" office:value="0.0283" calcext:value-type="percentage">
            <text:p>2,83%</text:p>
          </table:table-cell>
          <table:table-cell table:style-name="ce191" table:number-columns-repeated="3"/>
          <table:table-cell table:number-columns-repeated="1017"/>
        </table:table-row>
        <table:table-row table:style-name="ro9">
          <table:table-cell/>
          <table:table-cell table:style-name="ce191" table:number-columns-repeated="6"/>
          <table:table-cell table:number-columns-repeated="1017"/>
        </table:table-row>
        <table:table-row table:style-name="ro10">
          <table:table-cell/>
          <table:table-cell table:style-name="ce196" office:value-type="string" calcext:value-type="string">
            <text:p>Lp.</text:p>
          </table:table-cell>
          <table:table-cell table:style-name="ce196" office:value-type="string" calcext:value-type="string">
            <text:p>Termin spłaty</text:p>
          </table:table-cell>
          <table:table-cell table:style-name="ce208" office:value-type="string" calcext:value-type="string">
            <text:p>Rata kapitałowa</text:p>
          </table:table-cell>
          <table:table-cell table:style-name="ce196" office:value-type="string" calcext:value-type="string">
            <text:p>Odsetki</text:p>
          </table:table-cell>
          <table:table-cell table:style-name="ce196" office:value-type="string" calcext:value-type="string">
            <text:p>Do zapłaty</text:p>
          </table:table-cell>
          <table:table-cell table:style-name="ce208" office:value-type="string" calcext:value-type="string">
            <text:p>Pozostało do spłaty</text:p>
          </table:table-cell>
          <table:table-cell table:number-columns-repeated="1017"/>
        </table:table-row>
        <table:table-row table:style-name="ro9">
          <table:table-cell/>
          <table:table-cell table:style-name="ce197" office:value-type="float" office:value="1" calcext:value-type="float">
            <text:p>1</text:p>
          </table:table-cell>
          <table:table-cell table:style-name="ce198" table:formula="of:=TODAY()" office:value-type="date" office:date-value="2017-11-27" calcext:value-type="date">
            <text:p>27 listopada 2017</text:p>
          </table:table-cell>
          <table:table-cell table:style-name="ce180" table:formula="of:=([.$D$11]/[.$D$12])" office:value-type="float" office:value="250" calcext:value-type="float">
            <text:p>250 zł</text:p>
          </table:table-cell>
          <table:table-cell table:style-name="ce210" table:formula="of:=ISPMT([.$D$15];[.B18];[.$D$12];-3000)" office:value-type="float" office:value="77.825" calcext:value-type="float">
            <text:p>77,83 zł</text:p>
          </table:table-cell>
          <table:table-cell table:style-name="ce188" table:formula="of:=SUM([.D18];[.E18])" office:value-type="float" office:value="327.825" calcext:value-type="float">
            <text:p>327,83 zł</text:p>
          </table:table-cell>
          <table:table-cell table:style-name="ce188" table:formula="of:=[.D11]-[.D18]" office:value-type="float" office:value="2750" calcext:value-type="float">
            <text:p>2 750,00 zł</text:p>
          </table:table-cell>
          <table:table-cell table:number-columns-repeated="1017"/>
        </table:table-row>
        <table:table-row table:style-name="ro9">
          <table:table-cell/>
          <table:table-cell table:style-name="ce197" office:value-type="float" office:value="2" calcext:value-type="float">
            <text:p>2</text:p>
          </table:table-cell>
          <table:table-cell table:style-name="ce161" table:formula="of:=EDATE([.C18];1)" office:value-type="date" office:date-value="2017-12-27" calcext:value-type="date">
            <text:p>27 grudnia 2017</text:p>
          </table:table-cell>
          <table:table-cell table:style-name="ce180" table:formula="of:=([.$D$11]/[.$D$12])" office:value-type="float" office:value="250" calcext:value-type="float">
            <text:p>250 zł</text:p>
          </table:table-cell>
          <table:table-cell table:style-name="ce210" table:formula="of:=ISPMT([.$D$15];[.B19];[.$D$12];-3000)" office:value-type="float" office:value="70.75" calcext:value-type="float">
            <text:p>70,75 zł</text:p>
          </table:table-cell>
          <table:table-cell table:style-name="ce188" table:formula="of:=[.D19]+[.E19]" office:value-type="float" office:value="320.75" calcext:value-type="float">
            <text:p>320,75 zł</text:p>
          </table:table-cell>
          <table:table-cell table:style-name="ce188" table:formula="of:=[.G18]-[.D19]" office:value-type="float" office:value="2500" calcext:value-type="float">
            <text:p>2 500,00 zł</text:p>
          </table:table-cell>
          <table:table-cell table:number-columns-repeated="1017"/>
        </table:table-row>
        <table:table-row table:style-name="ro9">
          <table:table-cell/>
          <table:table-cell table:style-name="ce197" office:value-type="float" office:value="3" calcext:value-type="float">
            <text:p>3</text:p>
          </table:table-cell>
          <table:table-cell table:style-name="ce161" table:formula="of:=EDATE([.C19];1)" office:value-type="date" office:date-value="2018-01-27" calcext:value-type="date">
            <text:p>27 stycznia 2018</text:p>
          </table:table-cell>
          <table:table-cell table:style-name="ce180" table:formula="of:=([.$D$11]/[.$D$12])" office:value-type="float" office:value="250" calcext:value-type="float">
            <text:p>250 zł</text:p>
          </table:table-cell>
          <table:table-cell table:style-name="ce210" table:formula="of:=ISPMT([.$D$15];[.B20];[.$D$12];-3000)" office:value-type="float" office:value="63.675" calcext:value-type="float">
            <text:p>63,68 zł</text:p>
          </table:table-cell>
          <table:table-cell table:style-name="ce188" table:formula="of:=[.D20]+[.E20]" office:value-type="float" office:value="313.675" calcext:value-type="float">
            <text:p>313,68 zł</text:p>
          </table:table-cell>
          <table:table-cell table:style-name="ce188" table:formula="of:=[.G19]-[.D20]" office:value-type="float" office:value="2250" calcext:value-type="float">
            <text:p>2 250,00 zł</text:p>
          </table:table-cell>
          <table:table-cell table:number-columns-repeated="1017"/>
        </table:table-row>
        <table:table-row table:style-name="ro9">
          <table:table-cell/>
          <table:table-cell table:style-name="ce197" office:value-type="float" office:value="4" calcext:value-type="float">
            <text:p>4</text:p>
          </table:table-cell>
          <table:table-cell table:style-name="ce161" table:formula="of:=EDATE([.C20];1)" office:value-type="date" office:date-value="2018-02-27" calcext:value-type="date">
            <text:p>27 lutego 2018</text:p>
          </table:table-cell>
          <table:table-cell table:style-name="ce180" table:formula="of:=([.$D$11]/[.$D$12])" office:value-type="float" office:value="250" calcext:value-type="float">
            <text:p>250 zł</text:p>
          </table:table-cell>
          <table:table-cell table:style-name="ce210" table:formula="of:=ISPMT([.$D$15];[.B21];[.$D$12];-3000)" office:value-type="float" office:value="56.6" calcext:value-type="float">
            <text:p>56,60 zł</text:p>
          </table:table-cell>
          <table:table-cell table:style-name="ce188" table:formula="of:=[.D21]+[.E21]" office:value-type="float" office:value="306.6" calcext:value-type="float">
            <text:p>306,60 zł</text:p>
          </table:table-cell>
          <table:table-cell table:style-name="ce188" table:formula="of:=[.G20]-[.D21]" office:value-type="float" office:value="2000" calcext:value-type="float">
            <text:p>2 000,00 zł</text:p>
          </table:table-cell>
          <table:table-cell table:number-columns-repeated="1017"/>
        </table:table-row>
        <table:table-row table:style-name="ro9">
          <table:table-cell/>
          <table:table-cell table:style-name="ce197" office:value-type="float" office:value="5" calcext:value-type="float">
            <text:p>5</text:p>
          </table:table-cell>
          <table:table-cell table:style-name="ce161" table:formula="of:=EDATE([.C21];1)" office:value-type="date" office:date-value="2018-03-27" calcext:value-type="date">
            <text:p>27 marca 2018</text:p>
          </table:table-cell>
          <table:table-cell table:style-name="ce180" table:formula="of:=([.$D$11]/[.$D$12])" office:value-type="float" office:value="250" calcext:value-type="float">
            <text:p>250 zł</text:p>
          </table:table-cell>
          <table:table-cell table:style-name="ce210" table:formula="of:=ISPMT([.$D$15];[.B22];[.$D$12];-3000)" office:value-type="float" office:value="49.525" calcext:value-type="float">
            <text:p>49,53 zł</text:p>
          </table:table-cell>
          <table:table-cell table:style-name="ce188" table:formula="of:=[.D22]+[.E22]" office:value-type="float" office:value="299.525" calcext:value-type="float">
            <text:p>299,53 zł</text:p>
          </table:table-cell>
          <table:table-cell table:style-name="ce188" table:formula="of:=[.G21]-[.D22]" office:value-type="float" office:value="1750" calcext:value-type="float">
            <text:p>1 750,00 zł</text:p>
          </table:table-cell>
          <table:table-cell table:number-columns-repeated="1017"/>
        </table:table-row>
        <table:table-row table:style-name="ro9">
          <table:table-cell/>
          <table:table-cell table:style-name="ce197" office:value-type="float" office:value="6" calcext:value-type="float">
            <text:p>6</text:p>
          </table:table-cell>
          <table:table-cell table:style-name="ce161" table:formula="of:=EDATE([.C22];1)" office:value-type="date" office:date-value="2018-04-27" calcext:value-type="date">
            <text:p>27 kwietnia 2018</text:p>
          </table:table-cell>
          <table:table-cell table:style-name="ce180" table:formula="of:=([.$D$11]/[.$D$12])" office:value-type="float" office:value="250" calcext:value-type="float">
            <text:p>250 zł</text:p>
          </table:table-cell>
          <table:table-cell table:style-name="ce210" table:formula="of:=ISPMT([.$D$15];[.B23];[.$D$12];-3000)" office:value-type="float" office:value="42.45" calcext:value-type="float">
            <text:p>42,45 zł</text:p>
          </table:table-cell>
          <table:table-cell table:style-name="ce188" table:formula="of:=[.D23]+[.E23]" office:value-type="float" office:value="292.45" calcext:value-type="float">
            <text:p>292,45 zł</text:p>
          </table:table-cell>
          <table:table-cell table:style-name="ce188" table:formula="of:=[.G22]-[.D23]" office:value-type="float" office:value="1500" calcext:value-type="float">
            <text:p>1 500,00 zł</text:p>
          </table:table-cell>
          <table:table-cell table:number-columns-repeated="1017"/>
        </table:table-row>
        <table:table-row table:style-name="ro9">
          <table:table-cell/>
          <table:table-cell table:style-name="ce197" office:value-type="float" office:value="7" calcext:value-type="float">
            <text:p>7</text:p>
          </table:table-cell>
          <table:table-cell table:style-name="ce161" table:formula="of:=EDATE([.C23];1)" office:value-type="date" office:date-value="2018-05-27" calcext:value-type="date">
            <text:p>27 maja 2018</text:p>
          </table:table-cell>
          <table:table-cell table:style-name="ce180" table:formula="of:=([.$D$11]/[.$D$12])" office:value-type="float" office:value="250" calcext:value-type="float">
            <text:p>250 zł</text:p>
          </table:table-cell>
          <table:table-cell table:style-name="ce210" table:formula="of:=ISPMT([.$D$15];[.B24];[.$D$12];-3000)" office:value-type="float" office:value="35.375" calcext:value-type="float">
            <text:p>35,38 zł</text:p>
          </table:table-cell>
          <table:table-cell table:style-name="ce188" table:formula="of:=[.D24]+[.E24]" office:value-type="float" office:value="285.375" calcext:value-type="float">
            <text:p>285,38 zł</text:p>
          </table:table-cell>
          <table:table-cell table:style-name="ce188" table:formula="of:=[.G23]-[.D24]" office:value-type="float" office:value="1250" calcext:value-type="float">
            <text:p>1 250,00 zł</text:p>
          </table:table-cell>
          <table:table-cell table:number-columns-repeated="1017"/>
        </table:table-row>
        <table:table-row table:style-name="ro9">
          <table:table-cell/>
          <table:table-cell table:style-name="ce197" office:value-type="float" office:value="8" calcext:value-type="float">
            <text:p>8</text:p>
          </table:table-cell>
          <table:table-cell table:style-name="ce161" table:formula="of:=EDATE([.C24];1)" office:value-type="date" office:date-value="2018-06-27" calcext:value-type="date">
            <text:p>27 czerwca 2018</text:p>
          </table:table-cell>
          <table:table-cell table:style-name="ce180" table:formula="of:=([.$D$11]/[.$D$12])" office:value-type="float" office:value="250" calcext:value-type="float">
            <text:p>250 zł</text:p>
          </table:table-cell>
          <table:table-cell table:style-name="ce210" table:formula="of:=ISPMT([.$D$15];[.B25];[.$D$12];-3000)" office:value-type="float" office:value="28.3" calcext:value-type="float">
            <text:p>28,30 zł</text:p>
          </table:table-cell>
          <table:table-cell table:style-name="ce188" table:formula="of:=[.D25]+[.E25]" office:value-type="float" office:value="278.3" calcext:value-type="float">
            <text:p>278,30 zł</text:p>
          </table:table-cell>
          <table:table-cell table:style-name="ce188" table:formula="of:=[.G24]-[.D25]" office:value-type="float" office:value="1000" calcext:value-type="float">
            <text:p>1 000,00 zł</text:p>
          </table:table-cell>
          <table:table-cell table:number-columns-repeated="1017"/>
        </table:table-row>
        <table:table-row table:style-name="ro9">
          <table:table-cell/>
          <table:table-cell table:style-name="ce197" office:value-type="float" office:value="9" calcext:value-type="float">
            <text:p>9</text:p>
          </table:table-cell>
          <table:table-cell table:style-name="ce161" table:formula="of:=EDATE([.C25];1)" office:value-type="date" office:date-value="2018-07-27" calcext:value-type="date">
            <text:p>27 lipca 2018</text:p>
          </table:table-cell>
          <table:table-cell table:style-name="ce180" table:formula="of:=([.$D$11]/[.$D$12])" office:value-type="float" office:value="250" calcext:value-type="float">
            <text:p>250 zł</text:p>
          </table:table-cell>
          <table:table-cell table:style-name="ce210" table:formula="of:=ISPMT([.$D$15];[.B26];[.$D$12];-3000)" office:value-type="float" office:value="21.225" calcext:value-type="float">
            <text:p>21,23 zł</text:p>
          </table:table-cell>
          <table:table-cell table:style-name="ce188" table:formula="of:=[.D26]+[.E26]" office:value-type="float" office:value="271.225" calcext:value-type="float">
            <text:p>271,23 zł</text:p>
          </table:table-cell>
          <table:table-cell table:style-name="ce188" table:formula="of:=[.G25]-[.D26]" office:value-type="float" office:value="750" calcext:value-type="float">
            <text:p>750,00 zł</text:p>
          </table:table-cell>
          <table:table-cell table:number-columns-repeated="1017"/>
        </table:table-row>
        <table:table-row table:style-name="ro9">
          <table:table-cell/>
          <table:table-cell table:style-name="ce197" office:value-type="float" office:value="10" calcext:value-type="float">
            <text:p>10</text:p>
          </table:table-cell>
          <table:table-cell table:style-name="ce161" table:formula="of:=EDATE([.C26];1)" office:value-type="date" office:date-value="2018-08-27" calcext:value-type="date">
            <text:p>27 sierpnia 2018</text:p>
          </table:table-cell>
          <table:table-cell table:style-name="ce180" table:formula="of:=([.$D$11]/[.$D$12])" office:value-type="float" office:value="250" calcext:value-type="float">
            <text:p>250 zł</text:p>
          </table:table-cell>
          <table:table-cell table:style-name="ce210" table:formula="of:=ISPMT([.$D$15];[.B27];[.$D$12];-3000)" office:value-type="float" office:value="14.15" calcext:value-type="float">
            <text:p>14,15 zł</text:p>
          </table:table-cell>
          <table:table-cell table:style-name="ce188" table:formula="of:=[.D27]+[.E27]" office:value-type="float" office:value="264.15" calcext:value-type="float">
            <text:p>264,15 zł</text:p>
          </table:table-cell>
          <table:table-cell table:style-name="ce188" table:formula="of:=[.G26]-[.D27]" office:value-type="float" office:value="500" calcext:value-type="float">
            <text:p>500,00 zł</text:p>
          </table:table-cell>
          <table:table-cell table:number-columns-repeated="1017"/>
        </table:table-row>
        <table:table-row table:style-name="ro9">
          <table:table-cell/>
          <table:table-cell table:style-name="ce197" office:value-type="float" office:value="11" calcext:value-type="float">
            <text:p>11</text:p>
          </table:table-cell>
          <table:table-cell table:style-name="ce161" table:formula="of:=EDATE([.C27];1)" office:value-type="date" office:date-value="2018-09-27" calcext:value-type="date">
            <text:p>27 września 2018</text:p>
          </table:table-cell>
          <table:table-cell table:style-name="ce180" table:formula="of:=([.$D$11]/[.$D$12])" office:value-type="float" office:value="250" calcext:value-type="float">
            <text:p>250 zł</text:p>
          </table:table-cell>
          <table:table-cell table:style-name="ce210" table:formula="of:=ISPMT([.$D$15];[.B28];[.$D$12];-3000)" office:value-type="float" office:value="7.075" calcext:value-type="float">
            <text:p>7,08 zł</text:p>
          </table:table-cell>
          <table:table-cell table:style-name="ce188" table:formula="of:=[.D28]+[.E28]" office:value-type="float" office:value="257.075" calcext:value-type="float">
            <text:p>257,08 zł</text:p>
          </table:table-cell>
          <table:table-cell table:style-name="ce188" table:formula="of:=[.G27]-[.D28]" office:value-type="float" office:value="250" calcext:value-type="float">
            <text:p>250,00 zł</text:p>
          </table:table-cell>
          <table:table-cell table:number-columns-repeated="1017"/>
        </table:table-row>
        <table:table-row table:style-name="ro9">
          <table:table-cell/>
          <table:table-cell table:style-name="ce197" office:value-type="float" office:value="12" calcext:value-type="float">
            <text:p>12</text:p>
          </table:table-cell>
          <table:table-cell table:style-name="ce161" table:formula="of:=EDATE([.C28];1)" office:value-type="date" office:date-value="2018-10-27" calcext:value-type="date">
            <text:p>27 października 2018</text:p>
          </table:table-cell>
          <table:table-cell table:style-name="ce180" table:formula="of:=([.$D$11]/[.$D$12])" office:value-type="float" office:value="250" calcext:value-type="float">
            <text:p>250 zł</text:p>
          </table:table-cell>
          <table:table-cell table:style-name="ce210" table:formula="of:=ISPMT([.$D$15];[.B29];[.$D$12];-3000)" office:value-type="float" office:value="-0" calcext:value-type="float">
            <text:p>0,00 zł</text:p>
          </table:table-cell>
          <table:table-cell table:style-name="ce188" table:formula="of:=[.D29]+[.E29]" office:value-type="float" office:value="250" calcext:value-type="float">
            <text:p>250,00 zł</text:p>
          </table:table-cell>
          <table:table-cell table:style-name="ce188" table:formula="of:=[.G28]-[.D29]" office:value-type="float" office:value="0" calcext:value-type="float">
            <text:p>0,00 zł</text:p>
          </table:table-cell>
          <table:table-cell table:number-columns-repeated="1017"/>
        </table:table-row>
        <table:table-row table:style-name="ro9">
          <table:table-cell/>
          <table:table-cell table:style-name="ce194" table:number-columns-repeated="2"/>
          <table:table-cell table:style-name="ce194" office:value-type="string" calcext:value-type="string">
            <text:p>RAZEM</text:p>
          </table:table-cell>
          <table:table-cell table:style-name="ce194" table:formula="of:=SUM([.E18:.E29])" office:value-type="float" office:value="466.95" calcext:value-type="float">
            <text:p>466,95</text:p>
          </table:table-cell>
          <table:table-cell table:style-name="ce194" table:formula="of:=SUM([.F18:.F29])" office:value-type="float" office:value="3466.95" calcext:value-type="float">
            <text:p>3466,95</text:p>
          </table:table-cell>
          <table:table-cell table:style-name="ce194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ocent realny:</text:p>
          </table:table-cell>
          <table:table-cell table:style-name="ce186" table:formula="of:=([.F30]/[.D11])-1" office:value-type="percentage" office:value="0.15565" calcext:value-type="percentage">
            <text:p>15,57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91" office:value-type="string" calcext:value-type="string">
            <text:p><text:span text:style-name="T2">Utwórz wykres liniowy przedstawiający trend kwot </text:span><text:span text:style-name="T3">Odsetki</text:span><text:span text:style-name="T4"> oraz </text:span><text:span text:style-name="T3">Do zapłaty</text:span></text:p>
          </table:table-cell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">
      <number:text>$</number:text>
      <number:number number:decimal-places="2" loext:min-decimal-places="2" number:min-integer-digits="1" number:grouping="true"/>
    </number:number-style>
    <number:number-style style:name="N125">
      <number:number number:decimal-places="2" loext:min-decimal-places="2" number:min-integer-digits="1" number:grouping="true"/>
      <number:text> zł</number:text>
    </number:number-style>
    <number:date-style style:name="N126">
      <number:day/>
      <number:text>.</number:text>
      <number:month/>
      <number:text>.</number:text>
      <number:year number:style="long"/>
    </number:date-style>
    <number:number-style style:name="N128P0" style:volatile="true">
      <number:number number:decimal-places="0" loext:min-decimal-places="0" number:min-integer-digits="1" number:grouping="true"/>
      <number:text> zł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8P0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Microsoft YaHei" style:font-family-asian="'Microsoft YaHei'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5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draw:gradient draw:name="Gradient_20_2" draw:display-name="Gradient 2" draw:style="axial" draw:start-color="#ffebfa" draw:end-color="#5e9eff" draw:start-intensity="100%" draw:end-intensity="100%" draw:angle="3150" draw:border="0%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7">00.00.0000</text:date>, <text:time style:data-style-name="N2" text:time-value="00:37:11.84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SUMA" style:display-name="PageStyle_SU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ŚREDNIA" style:display-name="PageStyle_ŚRED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N" style:display-name="PageStyle_M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X" style:display-name="PageStyle_M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ST.NAJCZĘŚCIEJ" style:display-name="PageStyle_WYST.NAJCZĘŚCIE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ZWIĄZANIA" style:display-name="PageStyle_ROZWIĄZ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ystyka" style:display-name="PageStyle_Statysty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CENY" style:display-name="PageStyle_OCEN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MNOŻENIE_20_PRZEZ_20_11" style:display-name="PageStyle_MNOŻENIE PRZEZ 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klepik" style:display-name="PageStyle_Sklepik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Rejestr" style:display-name="PageStyle_Rejest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iblioteka" style:display-name="PageStyle_Bibliote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ferty" style:display-name="PageStyle_Ofert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redyt" style:display-name="PageStyle_Kredy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esa Tatarczyk</meta:initial-creator>
    <meta:creation-date>1998-08-01T18:11:18</meta:creation-date>
    <dc:date>2017-11-27T00:38:25.946000000</dc:date>
    <meta:editing-cycles>12</meta:editing-cycles>
    <meta:editing-duration>PT40M3S</meta:editing-duration>
    <meta:generator>LibreOffice/5.4.3.2$Windows_X86_64 LibreOffice_project/92a7159f7e4af62137622921e809f8546db437e5</meta:generator>
    <meta:document-statistic meta:table-count="14" meta:cell-count="892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2" loext:min-decimal-places="2" number:min-integer-digits="1" number:grouping="true"/>
      <number:text> zł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line" chart:style-name="ch1">
        <chart:title svg:x="3.763cm" svg:y="0.316cm" chart:style-name="ch2">
          <text:p>TREND ODSETEK I KWOT DO ZAPŁATY</text:p>
        </chart:title>
        <chart:legend chart:legend-position="end" svg:x="13.546cm" svg:y="3.952cm" style:legend-expansion="high" chart:style-name="ch3"/>
        <chart:plot-area chart:style-name="ch4" table:cell-range-address="Kredyt.E18:Kredyt.F29" chart:data-source-has-labels="row" svg:x="0.32cm" svg:y="1.275cm" svg:width="12.906cm" svg:height="6.565cm">
          <chartooo:coordinate-region svg:x="1.973cm" svg:y="1.475cm" svg:width="11.066cm" svg:height="5.718cm"/>
          <chart:axis chart:dimension="x" chart:name="primary-x" chart:style-name="ch5">
            <chart:title svg:x="6.16cm" svg:y="8.02cm" chart:style-name="ch6">
              <text:p>Miesiąc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Kredyt.E18:Kredyt.E29" loext:label-string="odsetki" chart:class="chart:line">
            <chart:data-point chart:repeated="12"/>
          </chart:series>
          <chart:series chart:style-name="ch10" chart:values-cell-range-address="Kredyt.F18:Kredyt.F29" loext:label-string="zapłata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dsetki</text:p>
              </table:table-cell>
              <table:table-cell office:value-type="string">
                <text:p>zapłat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.825">
                <text:p>77.825</text:p>
                <draw:g>
                  <svg:desc>Kredyt.E18:Kredyt.E29</svg:desc>
                </draw:g>
              </table:table-cell>
              <table:table-cell office:value-type="float" office:value="327.825">
                <text:p>327.825</text:p>
                <draw:g>
                  <svg:desc>Kredyt.F18:Kredyt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.75">
                <text:p>70.75</text:p>
              </table:table-cell>
              <table:table-cell office:value-type="float" office:value="320.75">
                <text:p>32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.675">
                <text:p>63.675</text:p>
              </table:table-cell>
              <table:table-cell office:value-type="float" office:value="313.675">
                <text:p>313.6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.6">
                <text:p>56.6</text:p>
              </table:table-cell>
              <table:table-cell office:value-type="float" office:value="306.6">
                <text:p>30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.525">
                <text:p>49.525</text:p>
              </table:table-cell>
              <table:table-cell office:value-type="float" office:value="299.525">
                <text:p>299.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.45">
                <text:p>42.45</text:p>
              </table:table-cell>
              <table:table-cell office:value-type="float" office:value="292.45">
                <text:p>292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.375">
                <text:p>35.375</text:p>
              </table:table-cell>
              <table:table-cell office:value-type="float" office:value="285.375">
                <text:p>285.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.3">
                <text:p>28.3</text:p>
              </table:table-cell>
              <table:table-cell office:value-type="float" office:value="278.3">
                <text:p>278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.225">
                <text:p>21.225</text:p>
              </table:table-cell>
              <table:table-cell office:value-type="float" office:value="271.225">
                <text:p>271.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15">
                <text:p>14.15</text:p>
              </table:table-cell>
              <table:table-cell office:value-type="float" office:value="264.15">
                <text:p>264.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075">
                <text:p>7.075</text:p>
              </table:table-cell>
              <table:table-cell office:value-type="float" office:value="257.075">
                <text:p>257.0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">
                <text:p>-0</text:p>
              </table:table-cell>
              <table:table-cell office:value-type="float" office:value="250">
                <text:p>2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